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950000A44000003F7357455B72.wmf" manifest:media-type=""/>
  <manifest:file-entry manifest:full-path="Pictures/200002290000137B000008C6478DF0F9.wmf" manifest:media-type=""/>
  <manifest:file-entry manifest:full-path="Pictures/2000018C0000177100000ABD6C1470E5.wmf" manifest:media-type=""/>
  <manifest:file-entry manifest:full-path="Pictures/2000008D00000F96000007CDF9B3E000.wmf" manifest:media-type=""/>
  <manifest:file-entry manifest:full-path="Pictures/2000017300004D7C000028F5B1AAB027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Wingdings" svg:font-family="Wingdings"/>
    <style:font-face style:name="Arial3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dae4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62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dash" draw:stroke-dash="Dashed_20__28_var_29__20_4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c6c6c6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P23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P2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.953cm" fo:margin-right="0cm" fo:margin-top="0.31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.953cm" fo:margin-right="0cm" fo:margin-top="0.21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text-align="start"/>
      <style:text-properties fo:font-size="18pt"/>
    </style:style>
    <style:style style:name="P29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31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text-indent="0cm"/>
    </style:style>
    <style:style style:name="P32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0pt" style:font-size-asian="20pt" style:font-size-complex="20pt"/>
    </style:style>
    <style:style style:name="P33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34" style:family="paragraph">
      <style:paragraph-properties fo:margin-top="0cm" fo:margin-bottom="0cm" fo:line-height="100%" fo:text-align="start" style:punctuation-wrap="hanging" style:writing-mode="lr-tb"/>
      <style:text-properties fo:font-size="18pt" style:font-size-asian="18pt" style:font-size-complex="18pt"/>
    </style:style>
    <style:style style:name="P35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3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18pt" style:font-size-asian="18pt" style:font-size-complex="18pt"/>
    </style:style>
    <style:style style:name="P37" style:family="paragraph">
      <style:paragraph-properties fo:margin-top="0cm" fo:margin-bottom="0cm" fo:line-height="100%" fo:text-align="start" style:writing-mode="lr-tb"/>
    </style:style>
    <style:style style:name="P3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Wingding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ff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cc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Betriebssystemvirtualisierung</text:span></text:p>
          <text:p text:style-name="P5"><text:span text:style-name="T5"/></text:p>
          <text:p text:style-name="P5"><text:span text:style-name="T6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5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10">Einführung in Computersysteme</text:span></text:p>
            </text:list-item>
            <text:list-item>
              <text:p text:style-name="P12"><text:span text:style-name="T10">Entwicklung von Betriebssystemen</text:span></text:p>
            </text:list-item>
            <text:list-item>
              <text:p text:style-name="P12"><text:span text:style-name="T10">Architekturansätze</text:span></text:p>
            </text:list-item>
            <text:list-item>
              <text:p text:style-name="P12"><text:span text:style-name="T11">Interruptverarbeitung in Betriebssystemen</text:span></text:p>
            </text:list-item>
            <text:list-item>
              <text:p text:style-name="P12"><text:span text:style-name="T11">Prozesse und Threads</text:span></text:p>
            </text:list-item>
            <text:list-item>
              <text:p text:style-name="P12"><text:span text:style-name="T11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1">Speicherverwaltung </text:span></text:p>
            </text:list-item>
            <text:list-item>
              <text:p text:style-name="P12"><text:span text:style-name="T11">Geräte- und Dateiverwaltung</text:span></text:p>
            </text:list-item>
            <text:list-item>
              <text:p text:style-name="P12"><text:span text:style-name="T12">Betriebssystemvirtualisierung</text:span></text:p>
            </text:list-item>
          </text:list>
          <text:p text:style-name="P12"><text:span text:style-name="T11"/></text:p>
          <text:p text:style-name="P13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7.761cm" svg:height="3.986cm" svg:x="15.099cm" svg:y="13.123cm">
          <draw:image xlink:href="Pictures/2000017300004D7C000028F5B1AAB027.wmf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 xml:id="id3" draw:id="id3">
        <draw:custom-shape draw:name="Foliennummernplatzhalter 2" draw:style-name="gr9" draw:text-style-name="P1" draw:layer="layout" svg:width="5.291cm" svg:height="1.269cm" svg:x="18.415cm" svg:y="17.357cm">
          <text:p text:style-name="P9"><text:span text:style-name="T13">Seite </text:span><text:span text:style-name="T13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Zielsetzung</text:span></text:p>
          </draw:text-box>
        </draw:frame>
        <draw:custom-shape draw:name="Rectangle 8" draw:style-name="gr7" draw:text-style-name="P1" draw:layer="layout" svg:width="20.742cm" svg:height="12.915cm" svg:x="2.117cm" svg:y="3.81cm">
          <text:list text:style-name="L4">
            <text:list-item>
              <text:p text:style-name="P15"><text:span text:style-name="T5">Der Studierende soll die Grundlagen, Ziele und Konzepte der Betriebssystemvirtualisierung erläutern können </text:span></text:p>
            </text:list-item>
            <text:list-item>
              <text:p text:style-name="P15"><text:span text:style-name="T5">Der Studierende <text:s/>soll wichtige Aspekte der Arbeitsweise von Virtualisierungstechniken versteh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10" draw:text-style-name="P1" draw:layer="layout" svg:width="8.558cm" svg:height="1.331cm" svg:x="11.17cm" svg:y="0.026cm">
            <text:p text:style-name="P9"><text:span text:style-name="T14"><text:date style:data-style-name="D1" text:date-value="2015-01-26">26.01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9"><text:span text:style-name="T14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14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14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26cm" svg:x="11.165cm" svg:y="27.049cm">
            <text:p text:style-name="P9"><text:span text:style-name="T14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 text:style-name="P1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14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14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 xml:id="id4" draw:id="id4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15">Grundbegriffe</text:span></text:p>
            </text:list-item>
            <text:list-item>
              <text:p text:style-name="P16"><text:span text:style-name="T5">Virtualisierbarkeit von Hardware</text:span></text:p>
            </text:list-item>
            <text:list-item>
              <text:p text:style-name="P16"><text:span text:style-name="T5">Varianten der Virtualisierung</text:span></text:p>
            </text:list-item>
            <text:list-item>
              <text:p text:style-name="P16"><text:span text:style-name="T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&#10;Was ist Virtualisierung (Wiederholung)?" draw:style-name="dp1" draw:master-page-name="Titel_20_und_20_Inhalt" presentation:presentation-page-layout-name="AL2T11" xml:id="id5" draw:id="id5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<text:line-break/></text:span><text:span text:style-name="T18">Was ist Virtualisierung (Wiederholung)?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20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9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20"><text:span text:style-name="T5">Virtuelle Maschine verhält sich wie die reale Maschine</text:span></text:p>
              </text:list-item>
              <text:list-item>
                <text:p text:style-name="P20"><text:span text:style-name="T5">Diverse Varianten:</text:span></text:p>
                <text:list>
                  <text:list-item>
                    <text:p text:style-name="P21"><text:span text:style-name="T20">Virtuelle Computer: <text:s/>Server- und Desktopvirtualisierung <text:s text:c="3"/>(= Betriebssystem- bzw. <text:s/>Plattformvirtualisierung) </text:span></text:p>
                  </text:list-item>
                  <text:list-item>
                    <text:p text:style-name="P21"><text:span text:style-name="T19">Storage Virtualisierung</text:span></text:p>
                  </text:list-item>
                  <text:list-item>
                    <text:p text:style-name="P21"><text:span text:style-name="T19">Anwendungsvirtualisierung</text:span></text:p>
                  </text:list-item>
                  <text:list-item>
                    <text:p text:style-name="P21"><text:span text:style-name="T19">Virtuelle Prozessumgebungen (Prozessmodell und virtueller Speicher)</text:span></text:p>
                  </text:list-item>
                  <text:list-item>
                    <text:p text:style-name="P21"><text:span text:style-name="T19">Virtuelle Prozessoren: Java Virtual Machine (JVM)</text:span></text:p>
                  </text:list-item>
                  <text:list-item>
                    <text:p text:style-name="P21"><text:span text:style-name="T19">Netzwerkvirtualisierung (vLAN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Terminologie zur Betriebssystemvirtualisierung" draw:style-name="dp1" draw:master-page-name="Titel_20_und_20_Inhalt" presentation:presentation-page-layout-name="AL2T11" xml:id="id6" draw:id="id6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Terminologie zur Betriebssystemvirtualis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4.128cm" svg:x="1.905cm" svg:y="3.598cm" presentation:class="outline" presentation:user-transformed="true">
          <draw:text-box>
            <text:list text:style-name="L6">
              <text:list-item>
                <text:p text:style-name="P22"><text:span text:style-name="T21">Reale Maschine</text:span></text:p>
              </text:list-item>
              <text:list-item>
                <text:p text:style-name="P22"><text:span text:style-name="T21">Virtuelle Maschine (VM)</text:span></text:p>
              </text:list-item>
              <text:list-item>
                <text:p text:style-name="P22"><text:span text:style-name="T21">Hostbetriebssystem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2">Synonyme: Wirt, Host, Gastgeberbetriebssystem oder Hostsystem</text:span></text:p>
                  </text:list-item>
                </text:list>
              </text:list-item>
              <text:list-item>
                <text:p text:style-name="P22"><text:span text:style-name="T21">Gastbetriebssystem </text:span></text:p>
                <text:list>
                  <text:list-item>
                    <text:p text:style-name="P23"><text:span text:style-name="T22">Synonyme: Gast, Guest oder Gastsystem</text:span></text:p>
                  </text:list-item>
                </text:list>
              </text:list-item>
              <text:list-item>
                <text:p text:style-name="P22"><text:span text:style-name="T21">Virtual Machine Monitor (VMM)</text:span></text:p>
                <text:list>
                  <text:list-item>
                    <text:p text:style-name="P23"><text:span text:style-name="T22">Synonym: Hyperviso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bgrenzung zur Emulation" draw:style-name="dp1" draw:master-page-name="Titel_20_und_20_Inhalt" presentation:presentation-page-layout-name="AL2T11" xml:id="id7" draw:id="id7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Abgrenzung zur Emulation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4.128cm" svg:x="1.905cm" svg:y="3.598cm" presentation:class="outline" presentation:user-transformed="true">
          <draw:text-box>
            <text:list text:style-name="L6">
              <text:list-item>
                <text:p text:style-name="P24"><text:span text:style-name="T5">Unterscheidung Emulation – Virtualisierung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7">Emulation: </text:span><text:span text:style-name="T23">Komplette</text:span><text:span text:style-name="T17"> Nachbildung der Hardware in Software</text:span></text:p>
                  </text:list-item>
                  <text:list-item>
                    <text:p text:style-name="P25"><text:span text:style-name="T17">Virtualisierung: </text:span><text:span text:style-name="T23">Geringer Teil </text:span><text:span text:style-name="T17">der Befehle müssen nachgebildet werden, die <text:s/>meisten Befehle <text:s/>laufen direkt auf der Hardware (direkter Aufruf aus VM aus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rtitionierung" draw:style-name="dp1" draw:master-page-name="Titel_20_und_20_Inhalt" presentation:presentation-page-layout-name="AL2T11" xml:id="id8" draw:id="id8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Partition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2.527cm" svg:x="1.905cm" svg:y="3.598cm" presentation:class="outline" presentation:user-transformed="true">
          <draw:text-box>
            <text:list text:style-name="L6">
              <text:list-item>
                <text:p text:style-name="P24"><text:span text:style-name="T5">Bekannter Ansatz aus dem Mainframe-Umfeld: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7">Gesamtsystem wird bei der Partitionierung in Teilsysteme mit lauffähigen Betriebssysteminstanzen (VMs) partitioniert</text:span></text:p>
                  </text:list-item>
                </text:list>
              </text:list-item>
              <text:list-item>
                <text:p text:style-name="P24"><text:span text:style-name="T5">Ressourcen (Prozessor, Hauptspeicher, I/O-System) werden über die Hardware/Firmware den VMs zugeordnet</text:span></text:p>
                <text:list>
                  <text:list-item>
                    <text:p text:style-name="P25"><text:span text:style-name="T17">Erstes Betriebssystem dieser Art war CTSS (von MIT entwickelt)</text:span></text:p>
                  </text:list-item>
                  <text:list-item>
                    <text:p text:style-name="P25"><text:span text:style-name="T17">Später wurde CTSS von IBM weiterentwickelt zu VM/CMS, heute z/VM (zSeries)</text:span></text:p>
                  </text:list-item>
                </text:list>
              </text:list-item>
            </text:list>
            <text:p text:style-name="P26"><text:span text:style-name="T19"/></text:p>
          </draw:text-box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teile der Betriebssystemvirtualisierung" draw:style-name="dp1" draw:master-page-name="Titel_20_und_20_Inhalt" presentation:presentation-page-layout-name="AL2T11" xml:id="id9" draw:id="id9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Nachteile der Betriebssystemvirtualis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197cm" svg:height="12.527cm" svg:x="1.905cm" svg:y="3.598cm" presentation:class="outline" presentation:user-transformed="true">
          <draw:text-box>
            <text:list text:style-name="L6">
              <text:list-item>
                <text:p text:style-name="P24"><text:span text:style-name="T5">Nachteile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7">Geringere Leistung als reale Hardware, Overhead von 5 bis 10 %</text:span></text:p>
                  </text:list-item>
                  <text:list-item>
                    <text:p text:style-name="P25"><text:span text:style-name="T17">Schwierig bei spezieller Hardwareunterstützung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19">z.B. Hardware-Dongles, spezielle Grafikkarten</text:span></text:p>
                      </text:list-item>
                    </text:list>
                  </text:list-item>
                  <text:list-item>
                    <text:p text:style-name="P25"><text:span text:style-name="T17">Bei Ausfall eines Serverrechners fallen gleich mehrere virtuelle Rechner aus </text:span></text:p>
                    <text:list>
                      <text:list-item>
                        <text:p text:style-name="P20"><text:span text:style-name="T24"></text:span><text:span text:style-name="T19"> </text:span><text:span text:style-name="T19">hohe Anforderungen an Ausfallkonzepte und Redundanz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utzen der Betriebssystemvirtualisierung" draw:style-name="dp1" draw:master-page-name="Titel_20_und_20_Inhalt" presentation:presentation-page-layout-name="AL2T11" xml:id="id10" draw:id="id10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Nutzen der Betriebssystemvirtualis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2.527cm" svg:x="1.873cm" svg:y="3.106cm" presentation:class="outline" presentation:user-transformed="true">
          <draw:text-box>
            <text:list text:style-name="L6">
              <text:list-item>
                <text:p text:style-name="P24"><text:span text:style-name="T5">Vorteile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7">Weniger Hardware notwendig, bessere Hardwareauslastung durch Serverkonsolidierung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19">Heutige Server sind meist bei weitem nicht ausgelastet</text:span></text:p>
                      </text:list-item>
                    </text:list>
                  </text:list-item>
                  <text:list-item>
                    <text:p text:style-name="P25"><text:span text:style-name="T17">Weniger Leistungsaufnahme für Rechner und Klimatisierung (Stromverbrauch)</text:span></text:p>
                  </text:list-item>
                  <text:list-item>
                    <text:p text:style-name="P25"><text:span text:style-name="T17">Flexibilität bei Aufbau einer Infrastruktur, schnelle Bereitstellung wird unterstützt, VMs beliebig vervielfältigbar und archivierbar</text:span></text:p>
                  </text:list-item>
                  <text:list-item>
                    <text:p text:style-name="P25"><text:span text:style-name="T17">Vereinfachte Wartung, Life-Migration, unterbrechungsfrei, auch Technologiewechsel ohne Betriebsunterbrechung</text:span></text:p>
                  </text:list-item>
                  <text:list-item>
                    <text:p text:style-name="P25"><text:span text:style-name="T17">Unterstützt Verfügbarkeits- und Ausfallsicherheitskonzepte</text:span></text:p>
                  </text:list-item>
                  <text:list-item>
                    <text:p text:style-name="P25"><text:span text:style-name="T17">Unterstützung auch historischer Anwendunge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bgrenzung: Anwendungsvirtualisierung (1)" draw:style-name="dp1" draw:master-page-name="Titel_20_und_20_Inhalt" presentation:presentation-page-layout-name="AL2T11" xml:id="id11" draw:id="id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Abgrenzung: Anwendungsvirtualisierung (1)</text:span></text:p>
          </draw:text-box>
        </draw:frame>
        <draw:frame draw:name="Rectangle 3" presentation:style-name="pr6" draw:text-style-name="P1" draw:layer="layout" svg:width="22.008cm" svg:height="4.735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Kein zusätzliches Gastbetriebssystem, alles läuft im Host-Betriebssystem</text:span></text:p>
              </text:list-item>
              <text:list-item>
                <text:p text:style-name="P21"><text:span text:style-name="T5">Isolierte Laufzeitumgebungen virtuell in geschlossenem Container</text:span></text:p>
              </text:list-item>
              <text:list-item>
                <text:p text:style-name="P21"><text:span text:style-name="T5">Im Container laufen die Anwendungen</text:span></text:p>
              </text:list-item>
            </text:list>
            <text:p text:style-name="P27"><text:span text:style-name="T5"/></text:p>
          </draw:text-box>
        </draw:frame>
        <draw:custom-shape draw:name="Rechteck 6" draw:style-name="gr12" draw:text-style-name="P1" draw:layer="layout" svg:width="11.799cm" svg:height="1.203cm" svg:x="2.099cm" svg:y="16.122cm">
          <text:p text:style-name="P11"><text:span text:style-name="T17">Hardware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1" draw:layer="layout" svg:width="11.799cm" svg:height="1.203cm" svg:x="2.099cm" svg:y="14.923cm">
          <text:p text:style-name="P11"><text:span text:style-name="T17">Gastgeberbetriebssystem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28" draw:layer="layout" svg:width="0.797cm" svg:height="0.003cm" draw:transform="rotate (-1.5707963267949) translate (4.533cm 14.1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5" draw:text-style-name="P1" draw:layer="layout" svg:width="1.346cm" svg:height="1.267cm" svg:x="12.622cm" svg:y="12.127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823cm" svg:height="5.022cm" svg:x="2.099cm" svg:y="9.327cm">
          <text:p text:style-name="P11"><text:span text:style-name="T25">Virtualisiertes </text:span></text:p>
          <text:p text:style-name="P11"><text:span text:style-name="T25">System </text:span></text:p>
          <text:p text:style-name="P11"><text:span text:style-name="T25">(Container 1)</text:span></text:p>
          <draw:enhanced-geometry draw:mirror-horizontal="false" draw:mirror-vertical="false" svg:viewBox="0 0 4824 50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0.996cm" svg:height="0.802cm" svg:x="2.302cm" svg:y="13.119cm">
          <text:p text:style-name="P11"><text:span text:style-name="T26">A1</text:span></text:p>
          <draw:enhanced-geometry draw:mirror-horizontal="false" draw:mirror-vertical="false" svg:viewBox="0 0 997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4.832cm" svg:y="12.925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3.501cm" svg:y="13.123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28" draw:layer="layout" svg:width="0.797cm" svg:height="0.003cm" draw:transform="rotate (-1.5707963267949) translate (9.913cm 14.1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hteck 8" draw:style-name="gr12" draw:text-style-name="P1" draw:layer="layout" svg:width="4.823cm" svg:height="5.022cm" svg:x="7.479cm" svg:y="9.327cm">
          <text:p text:style-name="P11"><text:span text:style-name="T25">Virtualisiertes </text:span></text:p>
          <text:p text:style-name="P11"><text:span text:style-name="T25">System </text:span></text:p>
          <text:p text:style-name="P11"><text:span text:style-name="T25">(Container 2)</text:span></text:p>
          <draw:enhanced-geometry draw:mirror-horizontal="false" draw:mirror-vertical="false" svg:viewBox="0 0 4824 50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7.677cm" svg:y="13.119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5" draw:style-name="gr15" draw:text-style-name="P1" draw:layer="layout" svg:width="1.346cm" svg:height="1.265cm" svg:x="10.212cm" svg:y="12.925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8.877cm" svg:y="13.123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5.617cm" svg:height="0.927cm" svg:x="17.764cm" svg:y="16.387cm">
          <text:p text:style-name="P11"><text:span text:style-name="T25">Ax: Anwendungen</text:span></text:p>
          <draw:enhanced-geometry draw:mirror-horizontal="false" draw:mirror-vertical="false" svg:viewBox="0 0 561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bgrenzung: Anwendungsvirtualisierung (2)" draw:style-name="dp1" draw:master-page-name="Titel_20_und_20_Inhalt" presentation:presentation-page-layout-name="AL2T11" xml:id="id12" draw:id="id12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Abgrenzung: Anwendungsvirtualisierung (2)</text:span></text:p>
          </draw:text-box>
        </draw:frame>
        <draw:frame draw:name="Rectangle 3" presentation:style-name="pr6" draw:text-style-name="P1" draw:layer="layout" svg:width="22.008cm" svg:height="13.938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Vorteile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9">Geringer Ressourcenbedarf und hohe Leistung</text:span></text:p>
                  </text:list-item>
                  <text:list-item>
                    <text:p text:style-name="P21"><text:span text:style-name="T19">Gut für Internet Service Provider zur Skalierung von gehosteten Servern oder Webdiensten </text:span><text:span text:style-name="T24"></text:span><text:span text:style-name="T19"> im Cloud Computing wird unterstützt</text:span></text:p>
                  </text:list-item>
                </text:list>
              </text:list-item>
              <text:list-item>
                <text:p text:style-name="P21"><text:span text:style-name="T5">Nachteile</text:span></text:p>
                <text:list>
                  <text:list-item>
                    <text:p text:style-name="P21"><text:span text:style-name="T19">Alle Umgebungen müssen den gleichen in einheitlicher Version BS-Kern nutzen</text:span></text:p>
                  </text:list-item>
                  <text:list-item>
                    <text:p text:style-name="P21"><text:span text:style-name="T19">Verschiedene Betriebssysteme können nicht gleichzeitig verwendet werden</text:span></text:p>
                  </text:list-item>
                </text:list>
              </text:list-item>
              <text:list-item>
                <text:p text:style-name="P21"><text:span text:style-name="T5">Beispiele</text:span></text:p>
                <text:list>
                  <text:list-item>
                    <text:p text:style-name="P21"><text:span text:style-name="T19">Containertechnologie von Sun Solaris</text:span></text:p>
                  </text:list-item>
                  <text:list-item>
                    <text:p text:style-name="P21"><text:span text:style-name="T19">OpenVZ für Linux</text:span></text:p>
                  </text:list-item>
                  <text:list-item>
                    <text:p text:style-name="P21"><text:span text:style-name="T19">FreeBSD Jails</text:span></text:p>
                  </text:list-item>
                  <text:list-item>
                    <text:p text:style-name="P21"><text:span text:style-name="T19">Linux-VServ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Virtualisierungsansätze" draw:style-name="dp1" draw:master-page-name="Titel_20_und_20_Inhalt" presentation:presentation-page-layout-name="AL2T11" xml:id="id13" draw:id="id13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<text:line-break/></text:span><text:span text:style-name="T9">Virtualisierungsansätze</text:span></text:p>
          </draw:text-box>
        </draw:frame>
        <draw:frame draw:name="Rectangle 3" presentation:style-name="pr6" draw:text-style-name="P1" draw:layer="layout" svg:width="22.008cm" svg:height="13.938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Vollvirtualisierung: 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7">Hardware wird vollständig virtualisiert</text:span></text:p>
                  </text:list-item>
                  <text:list-item>
                    <text:p text:style-name="P21"><text:span text:style-name="T17">Keine Anpassung der Gastbetriebssysteme notwendig</text:span></text:p>
                  </text:list-item>
                </text:list>
              </text:list-item>
              <text:list-item>
                <text:p text:style-name="P21"><text:span text:style-name="T5">Paravirtualisierung:</text:span></text:p>
                <text:list>
                  <text:list-item>
                    <text:p text:style-name="P21"><text:span text:style-name="T17">Anpassung der Gastbetriebssysteme notwendig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 xml:id="id14" draw:id="id14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5">Grundbegriffe</text:span></text:p>
            </text:list-item>
            <text:list-item>
              <text:p text:style-name="P16"><text:span text:style-name="T15">Virtualisierbarkeit von Hardware</text:span></text:p>
            </text:list-item>
            <text:list-item>
              <text:p text:style-name="P16"><text:span text:style-name="T5">Varianten der Virtualisierung</text:span></text:p>
            </text:list-item>
            <text:list-item>
              <text:p text:style-name="P16"><text:span text:style-name="T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4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as Problem mit den sensitiven Befehlen (1)" draw:style-name="dp1" draw:master-page-name="Titel_20_und_20_Inhalt" presentation:presentation-page-layout-name="AL2T11" xml:id="id15" draw:id="id15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Das Problem mit den sensitiven Befehlen (1)</text:span></text:p>
          </draw:text-box>
        </draw:frame>
        <draw:frame draw:name="Rectangle 3" presentation:style-name="pr6" draw:text-style-name="P1" draw:layer="layout" svg:width="22.206cm" svg:height="13.801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Es gibt </text:span><text:span text:style-name="T15">privilegierte</text:span><text:span text:style-name="T5"> und </text:span><text:span text:style-name="T15">nicht privilegierte </text:span><text:span text:style-name="T5">Befehle im Befehlssatz von Prozessoren </text:span></text:p>
              </text:list-item>
              <text:list-item>
                <text:p text:style-name="P20"><text:span text:style-name="T5">Der Aufruf von privilegierten Befehlen löst einen Sprung ins Betriebssystem (Trap, Unterbrechung) aus</text:span></text:p>
              </text:list-item>
              <text:list-item>
                <text:p text:style-name="P20"><text:span text:style-name="T5">Es gibt privilegierte Befehle, die dürfen nur im Kernelmodus ausgeführt werden </text:span></text:p>
              </text:list-item>
            </text:list>
            <text:p text:style-name="P29"><text:span text:style-name="T27"></text:span><text:span text:style-name="T17"> </text:span><text:span text:style-name="T17">Trap ins Betriebssystem und Ausführung dort</text:span></text:p>
            <text:list text:style-name="L10">
              <text:list-item>
                <text:p text:style-name="P30"><text:span text:style-name="T5">Es gibt in Prozessoren noch </text:span><text:span text:style-name="T15">die Kategorie der sog. sensitiven Befehle</text:span><text:span text:style-name="T5">, 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17">zustandsverändernd (z.B. Zugriff auf I/O-Geräte oder die MMU oder auf Statusregister) </text:span></text:p>
                  </text:list-item>
                  <text:list-item>
                    <text:p text:style-name="P30"><text:span text:style-name="T17">dürfen nur im Kernmodus ausgeführt werden</text:span></text:p>
                  </text:list-item>
                </text:list>
              </text:list-item>
            </text:list>
            <text:p text:style-name="P29"><text:span text:style-name="T17"/></text:p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s Problem mit den sensitiven Befehlen (2)" draw:style-name="dp1" draw:master-page-name="Titel_20_und_20_Inhalt" presentation:presentation-page-layout-name="AL2T11" xml:id="id16" draw:id="id16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Das Problem mit den sensitiven Befehlen (2)</text:span></text:p>
          </draw:text-box>
        </draw:frame>
        <draw:frame draw:name="Rectangle 3" presentation:style-name="pr6" draw:text-style-name="P1" draw:layer="layout" svg:width="22.206cm" svg:height="7.8cm" svg:x="1.693cm" svg:y="3.325cm" presentation:class="outline" presentation:user-transformed="true">
          <draw:text-box>
            <text:list text:style-name="L6">
              <text:list-item>
                <text:p text:style-name="P22"><text:span text:style-name="T21">Virtualisierbarkeit nach </text:span><text:span text:style-name="T28">dem Popek und Goldberg Theorem</text:span><text:span text:style-name="T21"> (1974): 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2">Nach Popek und Goldberg ist ein Prozessor virtualisierbar, wenn alle privilegierten Maschinenbefehle eine Unterbrechung (Trap) erzeugen, wenn sie in einem unprivilegierten Prozessormodus ausgeführt werden</text:span></text:p>
                  </text:list-item>
                  <text:list-item>
                    <text:p text:style-name="P23"><text:span text:style-name="T22">Alle sensitiven Befehle sind auch privilegierte Befehle</text:span></text:p>
                  </text:list-item>
                </text:list>
              </text:list-item>
            </text:list>
            <text:p text:style-name="P22"><text:span text:style-name="T28"/></text:p>
          </draw:text-box>
        </draw:frame>
        <draw:custom-shape draw:name="Textfeld 5" draw:style-name="gr16" draw:text-style-name="P1" draw:layer="layout" svg:width="22.043cm" svg:height="3.041cm" svg:x="1.698cm" svg:y="15.924cm">
          <text:p text:style-name="P11"><text:span text:style-name="T26">Popek G. J.; Goldberg R. P. : Formal Requirements for Virtualizable Third Generation Architectures</text:span></text:p>
          <text:p text:style-name="P11"><text:span text:style-name="T29">Communications of the ACM</text:span><text:span text:style-name="T26"> 17 (7). 1974. <text:s/>SS. 412 - 421</text:span></text:p>
          <text:p text:style-name="P11"><text:span text:style-name="T5"/></text:p>
          <draw:enhanced-geometry draw:mirror-horizontal="false" draw:mirror-vertical="false" svg:viewBox="0 0 22044 30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7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isierung bei x86-Prozessoren (1)" draw:style-name="dp1" draw:master-page-name="Titel_20_und_20_Inhalt" presentation:presentation-page-layout-name="AL2T11" xml:id="id17" draw:id="id17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Virtualisierung bei x86-Prozessoren (1)</text:span></text:p>
          </draw:text-box>
        </draw:frame>
        <draw:frame draw:name="Rectangle 3" presentation:style-name="pr6" draw:text-style-name="P1" draw:layer="layout" svg:width="22.206cm" svg:height="7.8cm" svg:x="1.693cm" svg:y="3.325cm" presentation:class="outline" presentation:user-transformed="true">
          <draw:text-box>
            <text:list text:style-name="L6">
              <text:list-item>
                <text:p text:style-name="P22"><text:span text:style-name="T28">Kritische</text:span><text:span text:style-name="T21"> Befehle sind privilegierte Befehle, die im Usermodus keinen Trap (Ausnahme) auslösen</text:span></text:p>
              </text:list-item>
              <text:list-item>
                <text:p text:style-name="P22"><text:span text:style-name="T21">17 Befehle von ca. 250 sind kritisch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2">GDT (Store Global Descriptior Table)</text:span></text:p>
                  </text:list-item>
                  <text:list-item>
                    <text:p text:style-name="P23"><text:span text:style-name="T22">Stackzugriff mit PUSHF und POPF, usw.</text:span></text:p>
                  </text:list-item>
                </text:list>
              </text:list-item>
            </text:list>
            <text:p text:style-name="P22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6.087cm" svg:height="7.973cm" svg:x="5.574cm" svg:y="9.525cm">
          <draw:image xlink:href="Pictures/2000008D00000F96000007CDF9B3E000.wmf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isierung bei x86-Prozessoren (2)" draw:style-name="dp1" draw:master-page-name="Titel_20_und_20_Inhalt" presentation:presentation-page-layout-name="AL2T11" xml:id="id18" draw:id="id18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Virtualisierung bei x86-Prozessoren (2)</text:span></text:p>
          </draw:text-box>
        </draw:frame>
        <draw:frame draw:name="Rectangle 3" presentation:style-name="pr6" draw:text-style-name="P1" draw:layer="layout" svg:width="22.206cm" svg:height="13.599cm" svg:x="1.693cm" svg:y="3.325cm" presentation:class="outline" presentation:user-transformed="true">
          <draw:text-box>
            <text:list text:style-name="L6">
              <text:list-item>
                <text:p text:style-name="P22"><text:span text:style-name="T21">Lösung dafür nennt sich </text:span><text:span text:style-name="T28">Code Patching </text:span><text:span text:style-name="T21">oder <text:s/></text:span><text:span text:style-name="T30">Binärübersetzung</text:span><text:span text:style-name="T21"> (</text:span><text:span text:style-name="T31">Binary Translation)</text:span><text:span text:style-name="T21"> <text:s/>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2">Kritische Befehle werden vor der Ausführung, also z.B. beim Starten eine Programms durch den Hypervisor erkannt und ausgetaucht</text:span></text:p>
                  </text:list-item>
                  <text:list-item>
                    <text:p text:style-name="P23"><text:span text:style-name="T22">Typisch für Typ-2-Hypervisors (siehe unten)</text:span></text:p>
                  </text:list-item>
                  <text:list-item>
                    <text:p text:style-name="P23"><text:span text:style-name="T22">Diese ausgetauschten Befehle führen einen Sprung in den Hypervisor aus, wo eine Emulation der kritischen Befehle erfolgen kann </text:span></text:p>
                  </text:list-item>
                </text:list>
              </text:list-item>
              <text:list-item>
                <text:p text:style-name="P22"><text:span text:style-name="T21">Damit kann trotz der Schwächen der x86-Architektur eine vollständige Virtualisierung erreicht werden</text:span></text:p>
              </text:list-item>
            </text:list>
            <text:p text:style-name="P22"><text:span text:style-name="T21"/></text:p>
            <text:p text:style-name="P22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zessoren mit Virtualisierungsunterstützung (1)" draw:style-name="dp1" draw:master-page-name="Titel_20_und_20_Inhalt" presentation:presentation-page-layout-name="AL2T11" xml:id="id19" draw:id="id19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Prozessoren mit Virtualisierungsunterstützung (1)</text:span></text:p>
          </draw:text-box>
        </draw:frame>
        <draw:frame draw:name="Rectangle 3" presentation:style-name="pr6" draw:text-style-name="P1" draw:layer="layout" svg:width="22.206cm" svg:height="7.8cm" svg:x="1.693cm" svg:y="3.325cm" presentation:class="outline" presentation:user-transformed="true">
          <draw:text-box>
            <text:list text:style-name="L6">
              <text:list-item>
                <text:p text:style-name="P22"><text:span text:style-name="T21">Sensitive Befehle sind </text:span><text:span text:style-name="T28">vollständig</text:span><text:span text:style-name="T21"> in den privilegierten Befehlen enthalten</text:span></text:p>
              </text:list-item>
              <text:list-item>
                <text:p text:style-name="P21"><text:span text:style-name="T5">Intel und AMD bieten z.B. erweiterte Befehlssätze: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9">AMD: Pazifica <text:s/>oder ADM-V = SVM = Secure-Virtual-Machine-Befehlssatz</text:span></text:p>
                  </text:list-item>
                  <text:list-item>
                    <text:p text:style-name="P21"><text:span text:style-name="T19">Intel: VMX = </text:span><text:span text:style-name="T32">Virtualization Instruction Set Architecture (ISA) Extension,</text:span><text:span text:style-name="T19"> früher Vanderpool</text:span></text:p>
                  </text:list-item>
                </text:list>
              </text:list-item>
            </text:list>
            <text:p text:style-name="P22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zessoren mit Virtualisierungsunterstützung (2)" draw:style-name="dp1" draw:master-page-name="Titel_20_und_20_Inhalt" presentation:presentation-page-layout-name="AL2T11" xml:id="id20" draw:id="id20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Prozessoren mit Virtualisierungsunterstützung (2)</text:span></text:p>
          </draw:text-box>
        </draw:frame>
        <draw:frame draw:name="Rectangle 3" presentation:style-name="pr6" draw:text-style-name="P1" draw:layer="layout" svg:width="22.405cm" svg:height="14.401cm" svg:x="1.693cm" svg:y="3.325cm" presentation:class="outline" presentation:user-transformed="true">
          <draw:text-box>
            <text:list text:style-name="L6">
              <text:list-item>
                <text:p text:style-name="P22"><text:span text:style-name="T21">Hypervisor läuft in einem neuen </text:span><text:span text:style-name="T28">Root- oder Wirt-Betriebsmodus</text:span><text:span text:style-name="T21"> mit mehr Privilegien als der Ring 0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2">Wird auch als </text:span><text:span text:style-name="T33">Ring -1</text:span><text:span text:style-name="T22"> bezeichnet</text:span></text:p>
                  </text:list-item>
                  <text:list-item>
                    <text:p text:style-name="P23"><text:span text:style-name="T22">Root-Betriebsmodus hat die Kontrolle über die CPU und andere Ressourcen <text:s/></text:span></text:p>
                  </text:list-item>
                  <text:list-item>
                    <text:p text:style-name="P23"><text:span text:style-name="T22">Bei Intel-Prozessoren heißt der Root-Betriebsmodus auch </text:span><text:span text:style-name="T33">VMX root</text:span><text:span text:style-name="T22">. </text:span></text:p>
                  </text:list-item>
                </text:list>
              </text:list-item>
              <text:list-item>
                <text:p text:style-name="P22"><text:span text:style-name="T21">Die Gastbetriebssysteme nutzen dagegen den sog. </text:span><text:span text:style-name="T28">Gast-Modus</text:span></text:p>
                <text:list>
                  <text:list-item>
                    <text:p text:style-name="P23"><text:span text:style-name="T33">Wird bei Intel-Prozessoren auch als VMX non-root genannt</text:span></text:p>
                  </text:list-item>
                  <text:list-item>
                    <text:p text:style-name="P23"><text:span text:style-name="T22">Im Gast-Modus wird bei allen sensitiven Befehlsaufrufen ein Trap in den Hypervisor veranlasst</text:span></text:p>
                  </text:list-item>
                </text:list>
              </text:list-item>
            </text:list>
            <text:p text:style-name="P22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zessoren mit Virtualisierungsunterstützung (3)" draw:style-name="dp1" draw:master-page-name="Titel_20_und_20_Inhalt" presentation:presentation-page-layout-name="AL2T11" xml:id="id21" draw:id="id2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Prozessoren mit Virtualisierungsunterstützung (3)</text:span></text:p>
          </draw:text-box>
        </draw:frame>
        <draw:frame draw:name="Rectangle 3" presentation:style-name="pr6" draw:text-style-name="P1" draw:layer="layout" svg:width="22.405cm" svg:height="2.601cm" svg:x="1.693cm" svg:y="3.325cm" presentation:class="outline" presentation:user-transformed="true">
          <draw:text-box>
            <text:list text:style-name="L6">
              <text:list-item>
                <text:p text:style-name="P22"><text:span text:style-name="T21">Hypervisor verwaltet je VM eine Datenstruktur – VMCS</text:span></text:p>
              </text:list-item>
              <text:list-item>
                <text:p text:style-name="P22"><text:span text:style-name="T21">Mit </text:span><text:span text:style-name="T28">Hypercalls</text:span><text:span text:style-name="T21"> springt VM in den Hypervisor </text:span><text:span text:style-name="T34"></text:span><text:span text:style-name="T21"> VMCALL (bei Intel)</text:span></text:p>
              </text:list-item>
              <text:list-item>
                <text:p text:style-name="P22"><text:span text:style-name="T21">Weitere Befehle: VMENTRY, VMEXIT, VMON, VMOFF,…</text:span></text:p>
              </text:list-item>
            </text:list>
            <text:p text:style-name="P22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7" draw:text-style-name="P1" draw:layer="layout" svg:width="25.399cm" svg:height="1.269cm" svg:x="0cm" svg:y="0cm">
          <text:p text:style-name="P11"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7.639cm" svg:height="7.973cm" svg:x="6.491cm" svg:y="9.102cm">
          <draw:image xlink:href="Pictures/2000018C0000177100000ABD6C1470E5.wmf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as Problem mit den sensitiven Befehlen (5)" draw:style-name="dp1" draw:master-page-name="Titel_20_und_20_Inhalt" presentation:presentation-page-layout-name="AL2T11" xml:id="id22" draw:id="id22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35"><text:line-break/></text:span><text:span text:style-name="T18">Das Problem mit den sensitiven Befehlen (5)</text:span></text:p>
          </draw:text-box>
        </draw:frame>
        <draw:frame draw:name="Rectangle 3" presentation:style-name="pr6" draw:text-style-name="P1" draw:layer="layout" svg:width="22.608cm" svg:height="13.599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Typischer Ablauf für die Befehlsausführung eines sensitiven Befehls mit Virtualisierungstechnik in der CPU</text:span></text:p>
              </text:list-item>
            </text:list>
          </draw:text-box>
        </draw:frame>
        <draw:custom-shape draw:name="Rectangle 5" draw:style-name="gr18" draw:text-style-name="P1" draw:layer="layout" svg:width="3.064cm" svg:height="1.692cm" svg:x="8.242cm" svg:y="6.713cm">
          <text:p text:style-name="P11"><text:span text:style-name="T26">Gast-BS</text:span></text:p>
          <draw:enhanced-geometry draw:mirror-horizontal="false" draw:mirror-vertical="false" svg:viewBox="0 0 3065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3.015cm" svg:height="1.692cm" svg:x="16.519cm" svg:y="6.713cm">
          <text:p text:style-name="P11"><text:span text:style-name="T26">Hypervisor </text:span></text:p>
          <text:p text:style-name="P11"><text:span text:style-name="T26">Typ 1</text:span></text:p>
          <draw:enhanced-geometry draw:mirror-horizontal="false" draw:mirror-vertical="false" svg:viewBox="0 0 3016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9" draw:text-style-name="P1" draw:layer="layout" svg:x1="9.745cm" svg:y1="8.406cm" svg:x2="9.701cm" svg:y2="18.024cm">
          <text:p/>
        </draw:line>
        <draw:line draw:name="Line 9" draw:style-name="gr19" draw:text-style-name="P1" draw:layer="layout" svg:x1="18cm" svg:y1="8.406cm" svg:x2="18cm" svg:y2="18.024cm">
          <text:p/>
        </draw:line>
        <draw:line draw:name="Line 10" draw:style-name="gr20" draw:text-style-name="P1" draw:layer="layout" svg:x1="9.798cm" svg:y1="16.026cm" svg:x2="17.943cm" svg:y2="16.008cm">
          <text:p/>
        </draw:line>
        <draw:custom-shape draw:name="Text Box 11" draw:style-name="gr15" draw:text-style-name="P1" draw:layer="layout" svg:width="3.492cm" svg:height="0.843cm" svg:x="5.205cm" svg:y="10.369cm">
          <text:p text:style-name="P11"><text:span text:style-name="T36">Unterbrechung</text:span></text:p>
          <draw:enhanced-geometry draw:mirror-horizontal="false" draw:mirror-vertical="false" svg:viewBox="0 0 349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3.064cm" svg:height="1.692cm" svg:x="1.698cm" svg:y="6.824cm">
          <text:p text:style-name="P11"><text:span text:style-name="T26">Anwendung</text:span></text:p>
          <draw:enhanced-geometry draw:mirror-horizontal="false" draw:mirror-vertical="false" svg:viewBox="0 0 3065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9" draw:text-style-name="P1" draw:layer="layout" svg:x1="3.254cm" svg:y1="8.459cm" svg:x2="3.298cm" svg:y2="12.225cm">
          <text:p/>
        </draw:line>
        <draw:custom-shape draw:name="Text Box 11" draw:style-name="gr15" draw:text-style-name="P1" draw:layer="layout" svg:width="4.144cm" svg:height="1.435cm" svg:x="3.206cm" svg:y="8.623cm">
          <text:p text:style-name="P11"><text:span text:style-name="T36">Aufruf eines </text:span></text:p>
          <text:p text:style-name="P11"><text:span text:style-name="T36">sensitiven Befehls</text:span></text:p>
          <draw:enhanced-geometry draw:mirror-horizontal="false" draw:mirror-vertical="false" svg:viewBox="0 0 414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21" draw:text-style-name="P1" draw:layer="layout" svg:x1="3.298cm" svg:y1="11.224cm" svg:x2="18cm" svg:y2="11.224cm">
          <text:p/>
        </draw:line>
        <draw:custom-shape draw:name="Text Box 19" draw:style-name="gr16" draw:text-style-name="P1" draw:layer="layout" svg:width="6.098cm" svg:height="2.027cm" svg:x="18.199cm" svg:y="10.978cm">
          <text:p text:style-name="P11"><text:span text:style-name="T36">Woher kommt der Aufruf!</text:span></text:p>
          <text:p text:style-name="P11"><text:span text:style-name="T36">Von der Anwendung </text:span></text:p>
          <text:p text:style-name="P11"><text:span text:style-name="T37"></text:span><text:span text:style-name="T36"> </text:span><text:span text:style-name="T36">Ausführung in Gast-BS</text:span></text:p>
          <draw:enhanced-geometry draw:mirror-horizontal="false" draw:mirror-vertical="false" svg:viewBox="0 0 6099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0" draw:text-style-name="P1" draw:layer="layout" svg:x1="18cm" svg:y1="12.825cm" svg:x2="9.798cm" svg:y2="12.825cm">
          <text:p/>
        </draw:line>
        <draw:custom-shape draw:name="Text Box 11" draw:style-name="gr15" draw:text-style-name="P1" draw:layer="layout" svg:width="4.144cm" svg:height="1.435cm" svg:x="9.807cm" svg:y="14.571cm">
          <text:p text:style-name="P11"><text:span text:style-name="T36">Aufruf eines </text:span></text:p>
          <text:p text:style-name="P11"><text:span text:style-name="T36">sensitiven Befehls</text:span></text:p>
          <draw:enhanced-geometry draw:mirror-horizontal="false" draw:mirror-vertical="false" svg:viewBox="0 0 414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6" draw:text-style-name="P1" draw:layer="layout" svg:width="6.098cm" svg:height="2.027cm" svg:x="18.199cm" svg:y="15.775cm">
          <text:p text:style-name="P11"><text:span text:style-name="T36">Woher kommt der Aufruf?</text:span></text:p>
          <text:p text:style-name="P11"><text:span text:style-name="T36">Vom Gast-BS </text:span></text:p>
          <text:p text:style-name="P11"><text:span text:style-name="T37"></text:span><text:span text:style-name="T36"> </text:span><text:span text:style-name="T36">Ausführung veranlassen</text:span></text:p>
          <draw:enhanced-geometry draw:mirror-horizontal="false" draw:mirror-vertical="false" svg:viewBox="0 0 6099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2" draw:text-style-name="P1" draw:layer="layout" svg:x1="18cm" svg:y1="17.424cm" svg:x2="9.798cm" svg:y2="17.424cm">
          <text:p/>
        </draw:line>
        <draw:custom-shape draw:name="Text Box 11" draw:style-name="gr16" draw:text-style-name="P1" draw:layer="layout" svg:width="7.099cm" svg:height="2.027cm" svg:x="18.3cm" svg:y="13.024cm">
          <text:p text:style-name="P11"><text:span text:style-name="T36">Hinweis: Ohne VT-Unterstützung in der VM </text:span></text:p>
          <text:p text:style-name="P11"><text:span text:style-name="T37"></text:span><text:span text:style-name="T36"> </text:span><text:span text:style-name="T36">Ignorieren</text:span></text:p>
          <draw:enhanced-geometry draw:mirror-horizontal="false" draw:mirror-vertical="false" svg:viewBox="0 0 7100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5" draw:text-style-name="P1" draw:layer="layout" svg:width="3.784cm" svg:height="0.843cm" svg:x="9.809cm" svg:y="12.825cm">
          <text:p text:style-name="P11"><text:span text:style-name="T36">Ausführung hier</text:span></text:p>
          <draw:enhanced-geometry draw:mirror-horizontal="false" draw:mirror-vertical="false" svg:viewBox="0 0 378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 xml:id="id23" draw:id="id23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5">Grundbegriffe</text:span></text:p>
            </text:list-item>
            <text:list-item>
              <text:p text:style-name="P16"><text:span text:style-name="T5">Virtualisierbarkeit von Hardware</text:span></text:p>
            </text:list-item>
            <text:list-item>
              <text:p text:style-name="P16"><text:span text:style-name="T15">Varianten der Virtualisierung</text:span></text:p>
            </text:list-item>
            <text:list-item>
              <text:p text:style-name="P16"><text:span text:style-name="T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3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 über Konzepte und Technologien" draw:style-name="dp1" draw:master-page-name="Titel_20_und_20_Inhalt" presentation:presentation-page-layout-name="AL2T11" xml:id="id24" draw:id="id24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 über Konzepte und Technologien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4.128cm" svg:x="1.905cm" svg:y="3.598cm" presentation:class="outline" presentation:user-transformed="true">
          <draw:text-box>
            <text:list text:style-name="L6">
              <text:list-item>
                <text:p text:style-name="P24"><text:span text:style-name="T5">Es gibt unterschiedlichste Virtualisierungskonzepte und -technologien</text:span></text:p>
              </text:list-item>
              <text:list-item>
                <text:p text:style-name="P24"><text:span text:style-name="T5">Einige davon sollen diskutiert werden: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7">Vollständige Virtualisierung, Typ-1-Hypervisor</text:span></text:p>
                  </text:list-item>
                  <text:list-item>
                    <text:p text:style-name="P25"><text:span text:style-name="T17">Vollständige Virtualisierung, Typ-2-Hypervisor</text:span></text:p>
                  </text:list-item>
                  <text:list-item>
                    <text:p text:style-name="P25"><text:span text:style-name="T17">Paravirtualisierung, …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Typ-1-Hypervisor (Vollständige Virtualisierung) (1)" draw:style-name="dp1" draw:master-page-name="Titel_20_und_20_Inhalt" presentation:presentation-page-layout-name="AL2T11" xml:id="id25" draw:id="id25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Typ-1-Hypervisor (Vollständige Virtualisierung) (1)</text:span></text:p>
          </draw:text-box>
        </draw:frame>
        <draw:frame draw:name="Rectangle 3" presentation:style-name="pr6" draw:text-style-name="P1" draw:layer="layout" svg:width="21.589cm" svg:height="5.538cm" svg:x="1.693cm" svg:y="3.387cm" presentation:class="outline" presentation:user-transformed="true">
          <draw:text-box>
            <text:list text:style-name="L6">
              <text:list-item>
                <text:p text:style-name="P20"><text:span text:style-name="T5">VMM = Typ-1-Hypervisor direkt über der Hardware als kleines </text:span><text:span text:style-name="T15">Minibetriebssystem</text:span></text:p>
              </text:list-item>
              <text:list-item>
                <text:p text:style-name="P20"><text:span text:style-name="T5">Variante benötigt VT im Prozessor, sonst nicht möglich</text:span></text:p>
              </text:list-item>
              <text:list-item>
                <text:p text:style-name="P20"><text:span text:style-name="T5">Beispiele: </text:span><text:span text:style-name="T21">XenServer von Citrix Systems, vSphere ESX von VMware, <text:s/>Hyper-V von Microsoft</text:span></text:p>
              </text:list-item>
            </text:list>
          </draw:text-box>
        </draw:frame>
        <draw:custom-shape draw:name="Rechteck 6" draw:style-name="gr12" draw:text-style-name="P1" draw:layer="layout" svg:width="11.799cm" svg:height="1.401cm" svg:x="2.902cm" svg:y="15.924cm">
          <text:p text:style-name="P11"><text:span text:style-name="T17">Hardware</text:span></text:p>
          <draw:enhanced-geometry draw:mirror-horizontal="false" draw:mirror-vertical="false" svg:viewBox="0 0 11800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1" draw:layer="layout" svg:width="11.799cm" svg:height="1.397cm" svg:x="2.902cm" svg:y="14.526cm">
          <text:p text:style-name="P11"><text:span text:style-name="T17">Typ-1-Hypervisor</text:span></text:p>
          <draw:enhanced-geometry draw:mirror-horizontal="false" draw:mirror-vertical="false" svg:viewBox="0 0 118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15" draw:text-style-name="P1" draw:layer="layout" svg:width="1.346cm" svg:height="1.267cm" svg:x="13.235cm" svg:y="12.127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7.7cm" svg:height="0.927cm" svg:x="15.798cm" svg:y="16.254cm">
          <text:p text:style-name="P11"><text:span text:style-name="T25">Ax: Anwendungsprozesse</text:span></text:p>
          <draw:enhanced-geometry draw:mirror-horizontal="false" draw:mirror-vertical="false" svg:viewBox="0 0 77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3">
          <draw:custom-shape draw:name="Rechteck 8" draw:style-name="gr12" draw:text-style-name="P1" draw:layer="layout" svg:width="4.823cm" svg:height="3.624cm" svg:x="2.88cm" svg:y="10.724cm">
            <text:p text:style-name="P11"><text:span text:style-name="T17">VM</text:span></text:p>
            <draw:enhanced-geometry draw:mirror-horizontal="false" draw:mirror-vertical="false" svg:viewBox="0 0 4824 3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1" draw:layer="layout" svg:width="4.201cm" svg:height="1cm" svg:x="3.079cm" svg:y="13.129cm">
            <text:p text:style-name="P11"><text:span text:style-name="T17">Windows</text:span></text:p>
            <draw:enhanced-geometry draw:mirror-horizontal="false" draw:mirror-vertical="false" svg:viewBox="0 0 4202 10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1" draw:layer="layout" svg:width="0.999cm" svg:height="0.803cm" svg:x="3.08cm" svg:y="12.122cm">
            <text:p text:style-name="P11"><text:span text:style-name="T26">A1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" draw:style-name="gr15" draw:text-style-name="P1" draw:layer="layout" svg:width="1.346cm" svg:height="1.265cm" svg:x="5.613cm" svg:y="11.925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1" draw:layer="layout" svg:width="0.999cm" svg:height="0.803cm" svg:x="4.28cm" svg:y="12.125cm">
            <text:p text:style-name="P11"><text:span text:style-name="T26">A2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" draw:style-name="gr12" draw:text-style-name="P1" draw:layer="layout" svg:width="4.823cm" svg:height="3.624cm" svg:x="7.88cm" svg:y="10.724cm">
          <text:p text:style-name="P11"><text:span text:style-name="T17">VM</text:span></text:p>
          <draw:enhanced-geometry draw:mirror-horizontal="false" draw:mirror-vertical="false" svg:viewBox="0 0 4824 36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201cm" svg:height="1cm" svg:x="8.079cm" svg:y="13.123cm">
          <text:p text:style-name="P11"><text:span text:style-name="T17">Linux</text:span></text:p>
          <draw:enhanced-geometry draw:mirror-horizontal="false" draw:mirror-vertical="false" svg:viewBox="0 0 42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8.079cm" svg:y="12.118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10.613cm" svg:y="11.721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9.278cm" svg:y="12.122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yp-2-Hypervisor (2)" draw:style-name="dp1" draw:master-page-name="Titel_20_und_20_Inhalt" presentation:presentation-page-layout-name="AL2T11" xml:id="id26" draw:id="id26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Typ-2-Hypervisor (2)</text:span></text:p>
          </draw:text-box>
        </draw:frame>
        <draw:frame draw:name="Rectangle 3" presentation:style-name="pr6" draw:text-style-name="P1" draw:layer="layout" svg:width="22.405cm" svg:height="11.001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Auch Hosted-Ansatz, Vollvirtualisierung</text:span></text:p>
              </text:list-item>
              <text:list-item>
                <text:p text:style-name="P20"><text:span text:style-name="T5">Wenn </text:span><text:span text:style-name="T15">keine</text:span><text:span text:style-name="T5"> Virtualisierungsunterstützung durch Prozessoren vorhanden ist, ist Hypervisor vom Typ 2 sinnvoll</text:span></text:p>
              </text:list-item>
              <text:list-item>
                <text:p text:style-name="P20"><text:span text:style-name="T21">Beim Start eines Anwendungsprogramms in einer VM wird zunächst eine Übersetzung sensitiver Befehle in spezielle Hypervisor-Prozeduren durchgeführt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3">Binary Translation</text:span></text:p>
                  </text:list-item>
                  <text:list-item>
                    <text:p text:style-name="P20"><text:span text:style-name="T17">Hypervisor läuft als einfaches Benutzerprogramm über Gast-BS</text:span></text:p>
                  </text:list-item>
                </text:list>
              </text:list-item>
              <text:list-item>
                <text:p text:style-name="P20"><text:span text:style-name="T5">Gastbetriebssystem wandelt die Aufrufe in spezielle Aufrufe an den Hypervisor um, der die Befehle dann emuliert</text:span></text:p>
              </text:list-item>
            </text:list>
            <text:p text:style-name="P31"><text:span text:style-name="T17"/></text:p>
          </draw:text-box>
        </draw:fram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 &#10;Typ-2-Hypervisor (1)" draw:style-name="dp1" draw:master-page-name="Titel_20_und_20_Inhalt" presentation:presentation-page-layout-name="AL2T11" xml:id="id27" draw:id="id27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s/></text:span><text:span text:style-name="T18"><text:line-break/></text:span><text:span text:style-name="T18">Typ-2-Hypervisor (1)</text:span></text:p>
          </draw:text-box>
        </draw:frame>
        <draw:frame draw:name="Rectangle 3" presentation:style-name="pr6" draw:text-style-name="P1" draw:layer="layout" svg:width="22.206cm" svg:height="2.539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Mehr Overhead als bei Typ-1-Hypervisor</text:span></text:p>
              </text:list-item>
              <text:list-item>
                <text:p text:style-name="P20"><text:span text:style-name="T5">Nicht für Produktionseinsatz, eher für Test- und Entwicklungsumgebungen</text:span></text:p>
              </text:list-item>
              <text:list-item>
                <text:p text:style-name="P20"><text:span text:style-name="T5">Beispiele: <text:s/></text:span><text:span text:style-name="T21">Virtual Server / PC von Microsoft, VMware Workstation</text:span></text:p>
              </text:list-item>
            </text:list>
            <text:p text:style-name="P20"><text:span text:style-name="T17"/></text:p>
            <text:p text:style-name="P31"><text:span text:style-name="T17"/></text:p>
          </draw:text-box>
        </draw:frame>
        <draw:custom-shape draw:name="Rechteck 6" draw:style-name="gr12" draw:text-style-name="P1" draw:layer="layout" svg:width="14.6cm" svg:height="1.397cm" svg:x="2.536cm" svg:y="15.928cm">
          <text:p text:style-name="P11"><text:span text:style-name="T17">Hardware</text:span></text:p>
          <draw:enhanced-geometry draw:mirror-horizontal="false" draw:mirror-vertical="false" svg:viewBox="0 0 146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1" draw:layer="layout" svg:width="11.799cm" svg:height="1.198cm" svg:x="2.536cm" svg:y="13.525cm">
          <text:p text:style-name="P11"><text:span text:style-name="T17">Typ-2-Hypervisor</text:span></text:p>
          <draw:enhanced-geometry draw:mirror-horizontal="false" draw:mirror-vertical="false" svg:viewBox="0 0 1180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12" draw:text-style-name="P1" draw:layer="layout" svg:width="14.6cm" svg:height="1.203cm" svg:x="2.536cm" svg:y="14.724cm">
          <text:p text:style-name="P11"><text:span text:style-name="T17">Gastgeberbetriebssystem</text:span></text:p>
          <draw:enhanced-geometry draw:mirror-horizontal="false" draw:mirror-vertical="false" svg:viewBox="0 0 146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15" draw:text-style-name="P1" draw:layer="layout" svg:width="1.346cm" svg:height="1.267cm" svg:x="12.856cm" svg:y="11.126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1">
          <draw:custom-shape draw:name="Rechteck 8" draw:style-name="gr12" draw:text-style-name="P1" draw:layer="layout" svg:width="4.823cm" svg:height="3.624cm" svg:x="2.5cm" svg:y="9.723cm">
            <text:p text:style-name="P11"><text:span text:style-name="T17">VM</text:span></text:p>
            <draw:enhanced-geometry draw:mirror-horizontal="false" draw:mirror-vertical="false" svg:viewBox="0 0 4824 3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1" draw:layer="layout" svg:width="4.201cm" svg:height="1cm" svg:x="2.699cm" svg:y="12.128cm">
            <text:p text:style-name="P11"><text:span text:style-name="T17">Windows</text:span></text:p>
            <draw:enhanced-geometry draw:mirror-horizontal="false" draw:mirror-vertical="false" svg:viewBox="0 0 4202 10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1" draw:layer="layout" svg:width="0.999cm" svg:height="0.803cm" svg:x="2.7cm" svg:y="11.121cm">
            <text:p text:style-name="P11"><text:span text:style-name="T26">A1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" draw:style-name="gr15" draw:text-style-name="P1" draw:layer="layout" svg:width="1.346cm" svg:height="1.265cm" svg:x="5.234cm" svg:y="10.924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1" draw:layer="layout" svg:width="0.999cm" svg:height="0.803cm" svg:x="3.901cm" svg:y="11.124cm">
            <text:p text:style-name="P11"><text:span text:style-name="T26">A2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" draw:style-name="gr12" draw:text-style-name="P1" draw:layer="layout" svg:width="4.823cm" svg:height="3.624cm" svg:x="7.501cm" svg:y="9.723cm">
          <text:p text:style-name="P11"><text:span text:style-name="T17">VM</text:span></text:p>
          <draw:enhanced-geometry draw:mirror-horizontal="false" draw:mirror-vertical="false" svg:viewBox="0 0 4824 36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197cm" svg:height="0.996cm" svg:x="7.704cm" svg:y="12.127cm">
          <text:p text:style-name="P11"><text:span text:style-name="T17">Linux</text:span></text:p>
          <draw:enhanced-geometry draw:mirror-horizontal="false" draw:mirror-vertical="false" svg:viewBox="0 0 41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6cm" svg:x="7.704cm" svg:y="11.117cm">
          <text:p text:style-name="P11"><text:span text:style-name="T26">A1</text:span></text:p>
          <draw:enhanced-geometry draw:mirror-horizontal="false" draw:mirror-vertical="false" svg:viewBox="0 0 1001 8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10.234cm" svg:y="10.7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8.903cm" svg:y="11.121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12" draw:text-style-name="P1" draw:layer="layout" svg:width="2.799cm" svg:height="1.803cm" svg:x="14.336cm" svg:y="9.723cm">
          <text:p text:style-name="P11"><text:span text:style-name="T26">Host-</text:span></text:p>
          <text:p text:style-name="P11"><text:span text:style-name="T26">Anwendung</text:span></text:p>
          <draw:enhanced-geometry draw:mirror-horizontal="false" draw:mirror-vertical="false" svg:viewBox="0 0 28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4" draw:style-name="gr14" draw:text-style-name="P28" draw:layer="layout" svg:width="3.2cm" svg:height="0.003cm" draw:transform="rotate (-1.5707963267949) translate (15.738cm 11.5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5" draw:text-style-name="P1" draw:layer="layout" svg:width="7.7cm" svg:height="0.927cm" svg:x="17.104cm" svg:y="16.391cm">
          <text:p text:style-name="P11"><text:span text:style-name="T25">Ax: Anwendungsprozesse</text:span></text:p>
          <draw:enhanced-geometry draw:mirror-horizontal="false" draw:mirror-vertical="false" svg:viewBox="0 0 77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ravirtualisierung (1)" draw:style-name="dp1" draw:master-page-name="Titel_20_und_20_Inhalt" presentation:presentation-page-layout-name="AL2T11" xml:id="id28" draw:id="id28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Paravirtualisierung (1)</text:span></text:p>
          </draw:text-box>
        </draw:frame>
        <draw:frame draw:name="Rectangle 3" presentation:style-name="pr6" draw:text-style-name="P33" draw:layer="layout" svg:width="22.008cm" svg:height="5.538cm" svg:x="1.693cm" svg:y="3.862cm" presentation:class="outline" presentation:user-transformed="true">
          <draw:text-box>
            <text:list text:style-name="L6">
              <text:list-item>
                <text:p text:style-name="P32"><text:span text:style-name="T17">Hypervisor ist hier ein reduziertes Metabetriebssystem</text:span></text:p>
              </text:list-item>
              <text:list-item>
                <text:p text:style-name="P32"><text:span text:style-name="T17">Paravirtualisierung arbeitet mit </text:span><text:span text:style-name="T23">modifiziertem</text:span><text:span text:style-name="T17"> Gastbetriebssystem (paravirtualisieres Betriebssystem)</text:span></text:p>
              </text:list-item>
              <text:list-item>
                <text:p text:style-name="P32"><text:span text:style-name="T17">Hypervisor-Aufrufe über spezielle Systemaufrufe (API)</text:span></text:p>
              </text:list-item>
              <text:list-item>
                <text:p text:style-name="P32"><text:span text:style-name="T17">Beispiele: Das offene Xen</text:span></text:p>
              </text:list-item>
            </text:list>
            <text:p text:style-name="P32"><text:span text:style-name="T17"/></text:p>
          </draw:text-box>
        </draw:frame>
        <draw:custom-shape draw:name="Rechteck 6" draw:style-name="gr12" draw:text-style-name="P1" draw:layer="layout" svg:width="11.799cm" svg:height="1.203cm" svg:x="1.698cm" svg:y="16.122cm">
          <text:p text:style-name="P11"><text:span text:style-name="T17">Hardware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5" draw:layer="layout" svg:width="11.799cm" svg:height="1.203cm" svg:x="1.698cm" svg:y="14.923cm">
          <text:p text:style-name="P34"><text:span text:style-name="T19">Gastgeberbetriebssystem (Host-BS)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28" draw:layer="layout" svg:width="0.001cm" svg:height="1.516cm" svg:x="4.295cm" svg:y="13.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0" draw:style-name="gr14" draw:text-style-name="P28" draw:layer="layout" svg:width="0.003cm" svg:height="1.706cm" svg:x="9.292cm" svg:y="13.2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21" draw:style-name="gr15" draw:text-style-name="P1" draw:layer="layout" svg:width="9.025cm" svg:height="0.927cm" svg:x="14.253cm" svg:y="10.786cm">
          <text:p text:style-name="P11"><text:span text:style-name="T25">Anwendungsprozesse (Ring 3)</text:span></text:p>
          <draw:enhanced-geometry draw:mirror-horizontal="false" draw:mirror-vertical="false" svg:viewBox="0 0 90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8.898cm" svg:height="0.927cm" svg:x="14.204cm" svg:y="12.987cm">
          <text:p text:style-name="P11"><text:span text:style-name="T25">Gastbetriebssysteme (Ring 1)</text:span></text:p>
          <draw:enhanced-geometry draw:mirror-horizontal="false" draw:mirror-vertical="false" svg:viewBox="0 0 88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10.054cm" svg:height="1.603cm" svg:x="14.133cm" svg:y="14.927cm">
          <text:p text:style-name="P11"><text:span text:style-name="T25">Hypervisor = Minibetriebssystem </text:span></text:p>
          <text:p text:style-name="P11"><text:span text:style-name="T25">(Ring 0)</text:span></text:p>
          <draw:enhanced-geometry draw:mirror-horizontal="false" draw:mirror-vertical="false" svg:viewBox="0 0 100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7.581cm" svg:height="0.927cm" svg:x="9.171cm" svg:y="13.926cm">
          <text:p text:style-name="P11"><text:span text:style-name="T25">Spezielles Hypervisor-API</text:span></text:p>
          <draw:enhanced-geometry draw:mirror-horizontal="false" draw:mirror-vertical="false" svg:viewBox="0 0 758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15" draw:text-style-name="P1" draw:layer="layout" svg:width="1.346cm" svg:height="1.267cm" svg:x="12.221cm" svg:y="12.127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1">
          <draw:custom-shape draw:name="Rechteck 8" draw:style-name="gr12" draw:text-style-name="P1" draw:layer="layout" svg:width="4.823cm" svg:height="3.619cm" svg:x="1.865cm" svg:y="10.323cm">
            <text:p text:style-name="P11"><text:span text:style-name="T17">VM</text:span></text:p>
            <draw:enhanced-geometry draw:mirror-horizontal="false" draw:mirror-vertical="false" svg:viewBox="0 0 4824 3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1" draw:layer="layout" svg:width="4.201cm" svg:height="0.998cm" svg:x="2.064cm" svg:y="12.724cm">
            <text:p text:style-name="P11"><text:span text:style-name="T17">Windows</text:span></text:p>
            <draw:enhanced-geometry draw:mirror-horizontal="false" draw:mirror-vertical="false" svg:viewBox="0 0 4202 9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1" draw:layer="layout" svg:width="0.999cm" svg:height="0.802cm" svg:x="2.065cm" svg:y="11.719cm">
            <text:p text:style-name="P11"><text:span text:style-name="T26">A1</text:span></text:p>
            <draw:enhanced-geometry draw:mirror-horizontal="false" draw:mirror-vertical="false" svg:viewBox="0 0 1000 8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" draw:style-name="gr15" draw:text-style-name="P1" draw:layer="layout" svg:width="1.346cm" svg:height="1.265cm" svg:x="4.599cm" svg:y="11.522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1" draw:layer="layout" svg:width="0.999cm" svg:height="0.802cm" svg:x="3.266cm" svg:y="11.722cm">
            <text:p text:style-name="P11"><text:span text:style-name="T26">A2</text:span></text:p>
            <draw:enhanced-geometry draw:mirror-horizontal="false" draw:mirror-vertical="false" svg:viewBox="0 0 1000 8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" draw:style-name="gr12" draw:text-style-name="P1" draw:layer="layout" svg:width="4.823cm" svg:height="3.619cm" svg:x="6.866cm" svg:y="10.323cm">
          <text:p text:style-name="P11"><text:span text:style-name="T17">VM</text:span></text:p>
          <draw:enhanced-geometry draw:mirror-horizontal="false" draw:mirror-vertical="false" svg:viewBox="0 0 4824 3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197cm" svg:height="1cm" svg:x="7.069cm" svg:y="12.722cm">
          <text:p text:style-name="P11"><text:span text:style-name="T17">Linux</text:span></text:p>
          <draw:enhanced-geometry draw:mirror-horizontal="false" draw:mirror-vertical="false" svg:viewBox="0 0 41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7.069cm" svg:y="11.717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9.599cm" svg:y="11.3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6cm" svg:x="8.268cm" svg:y="11.717cm">
          <text:p text:style-name="P11"><text:span text:style-name="T26">A2</text:span></text:p>
          <draw:enhanced-geometry draw:mirror-horizontal="false" draw:mirror-vertical="false" svg:viewBox="0 0 1001 8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ravirtualisierung (2)&#10;Ablauf eines Hypercalls" draw:style-name="dp1" draw:master-page-name="Titel_20_und_20_Inhalt" presentation:presentation-page-layout-name="AL2T11" xml:id="id29" draw:id="id29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Paravirtualisierung (2)</text:span><text:span text:style-name="T9"><text:line-break/></text:span><text:span text:style-name="T9">Ablauf eines Hypercalls</text:span></text:p>
          </draw:text-box>
        </draw:frame>
        <draw:g draw:name="Gruppieren 23">
          <draw:custom-shape draw:name="Rectangle 5" draw:style-name="gr18" draw:text-style-name="P1" draw:layer="layout" svg:width="3.064cm" svg:height="1.365cm" svg:x="7.841cm" svg:y="7.603cm">
            <text:p text:style-name="P11"><text:span text:style-name="T26">Gast-BS</text:span></text:p>
            <draw:enhanced-geometry draw:mirror-horizontal="false" draw:mirror-vertical="false" svg:viewBox="0 0 3065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8" draw:text-style-name="P1" draw:layer="layout" svg:width="3.015cm" svg:height="1.365cm" svg:x="14.683cm" svg:y="7.603cm">
            <text:p text:style-name="P11"><text:span text:style-name="T26">Hypervisor </text:span></text:p>
            <draw:enhanced-geometry draw:mirror-horizontal="false" draw:mirror-vertical="false" svg:viewBox="0 0 3016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19" draw:text-style-name="P1" draw:layer="layout" svg:x1="9.344cm" svg:y1="8.968cm" svg:x2="9.3cm" svg:y2="16.724cm">
            <text:p/>
          </draw:line>
          <draw:line draw:name="Line 9" draw:style-name="gr19" draw:text-style-name="P1" draw:layer="layout" svg:x1="16.164cm" svg:y1="8.968cm" svg:x2="16.164cm" svg:y2="16.724cm">
            <text:p/>
          </draw:line>
          <draw:line draw:name="Line 10" draw:style-name="gr20" draw:text-style-name="P1" draw:layer="layout" svg:x1="9.298cm" svg:y1="13.822cm" svg:x2="16.099cm" svg:y2="13.822cm">
            <text:p/>
          </draw:line>
          <draw:custom-shape draw:name="Text Box 11" draw:style-name="gr15" draw:text-style-name="P1" draw:layer="layout" svg:width="4.038cm" svg:height="0.841cm" svg:x="4.317cm" svg:y="9.79cm">
            <text:p text:style-name="P11"><text:span text:style-name="T36">Systemcall (Trap)</text:span></text:p>
            <draw:enhanced-geometry draw:mirror-horizontal="false" draw:mirror-vertical="false" svg:viewBox="0 0 4039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8" draw:text-style-name="P1" draw:layer="layout" svg:width="3.064cm" svg:height="1.365cm" svg:x="1.296cm" svg:y="7.692cm">
            <text:p text:style-name="P11"><text:span text:style-name="T26">Anwendung</text:span></text:p>
            <draw:enhanced-geometry draw:mirror-horizontal="false" draw:mirror-vertical="false" svg:viewBox="0 0 3065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19" draw:text-style-name="P1" draw:layer="layout" svg:x1="2.853cm" svg:y1="9.011cm" svg:x2="2.897cm" svg:y2="16.564cm">
            <text:p/>
          </draw:line>
          <draw:line draw:name="Line 10" draw:style-name="gr20" draw:text-style-name="P1" draw:layer="layout" svg:x1="16.099cm" svg:y1="12.532cm" svg:x2="9.397cm" svg:y2="12.531cm">
            <text:p/>
          </draw:line>
          <draw:line draw:name="Line 10" draw:style-name="gr22" draw:text-style-name="P1" draw:layer="layout" svg:x1="9.298cm" svg:y1="16.242cm" svg:x2="2.897cm" svg:y2="16.242cm">
            <text:p/>
          </draw:line>
          <draw:custom-shape draw:name="Text Box 11" draw:style-name="gr15" draw:text-style-name="P1" draw:layer="layout" svg:width="2.67cm" svg:height="0.841cm" svg:x="11.411cm" svg:y="11.887cm">
            <text:p text:style-name="P11"><text:span text:style-name="T36">Systemcall</text:span></text:p>
            <draw:enhanced-geometry draw:mirror-horizontal="false" draw:mirror-vertical="false" svg:viewBox="0 0 2671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16" draw:text-style-name="P1" draw:layer="layout" svg:width="2.199cm" svg:height="0.841cm" svg:x="1.698cm" svg:y="6.725cm">
            <text:p text:style-name="P11"><text:span text:style-name="T36">Ring 3</text:span></text:p>
            <draw:enhanced-geometry draw:mirror-horizontal="false" draw:mirror-vertical="false" svg:viewBox="0 0 220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16" draw:text-style-name="P1" draw:layer="layout" svg:width="2.199cm" svg:height="0.841cm" svg:x="8.298cm" svg:y="6.725cm">
            <text:p text:style-name="P11"><text:span text:style-name="T36">Ring 1</text:span></text:p>
            <draw:enhanced-geometry draw:mirror-horizontal="false" draw:mirror-vertical="false" svg:viewBox="0 0 220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16" draw:text-style-name="P1" draw:layer="layout" svg:width="2.199cm" svg:height="0.841cm" svg:x="15.065cm" svg:y="6.725cm">
            <text:p text:style-name="P11"><text:span text:style-name="T36">Ring 0</text:span></text:p>
            <draw:enhanced-geometry draw:mirror-horizontal="false" draw:mirror-vertical="false" svg:viewBox="0 0 220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" draw:style-name="gr15" draw:text-style-name="P1" draw:layer="layout" svg:width="2.459cm" svg:height="0.841cm" svg:x="11.509cm" svg:y="13.133cm">
            <text:p text:style-name="P11"><text:span text:style-name="T36">Hypercall</text:span></text:p>
            <draw:enhanced-geometry draw:mirror-horizontal="false" draw:mirror-vertical="false" svg:viewBox="0 0 246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8" draw:text-style-name="P1" draw:layer="layout" svg:width="3.015cm" svg:height="1.365cm" svg:x="21.484cm" svg:y="7.604cm">
            <text:p text:style-name="P11"><text:span text:style-name="T26">CPU</text:span></text:p>
            <draw:enhanced-geometry draw:mirror-horizontal="false" draw:mirror-vertical="false" svg:viewBox="0 0 3016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19" draw:text-style-name="P1" draw:layer="layout" svg:x1="22.965cm" svg:y1="8.969cm" svg:x2="22.965cm" svg:y2="16.726cm">
            <text:p/>
          </draw:line>
          <draw:line draw:name="Line 10" draw:style-name="gr20" draw:text-style-name="P1" draw:layer="layout" svg:x1="16.099cm" svg:y1="15.919cm" svg:x2="22.9cm" svg:y2="15.919cm">
            <text:p/>
          </draw:line>
          <draw:custom-shape draw:name="Text Box 11" draw:style-name="gr15" draw:text-style-name="P1" draw:layer="layout" svg:width="4.766cm" svg:height="0.841cm" svg:x="17.312cm" svg:y="15.23cm">
            <text:p text:style-name="P11"><text:span text:style-name="T36">Zugriff auf Hardware</text:span></text:p>
            <draw:enhanced-geometry draw:mirror-horizontal="false" draw:mirror-vertical="false" svg:viewBox="0 0 4767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" draw:style-name="gr15" draw:text-style-name="P1" draw:layer="layout" svg:width="4.478cm" svg:height="1.433cm" svg:x="16.111cm" svg:y="13.78cm">
            <text:p text:style-name="P11"><text:span text:style-name="T36">Nur Hypervisor <text:s/>ist </text:span></text:p>
            <text:p text:style-name="P11"><text:span text:style-name="T36">privilegiert</text:span></text:p>
            <draw:enhanced-geometry draw:mirror-horizontal="false" draw:mirror-vertical="false" svg:viewBox="0 0 4479 14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2" draw:text-style-name="P1" draw:layer="layout" svg:x1="16.099cm" svg:y1="16.08cm" svg:x2="9.298cm" svg:y2="16.08cm">
            <text:p/>
          </draw:line>
          <draw:custom-shape draw:name="Text Box 11" draw:style-name="gr15" draw:text-style-name="P1" draw:layer="layout" svg:width="4.038cm" svg:height="1.433cm" svg:x="16.314cm" svg:y="10.435cm">
            <text:p text:style-name="P11"><text:span text:style-name="T36">Wird abgefangen </text:span></text:p>
            <text:p text:style-name="P11"><text:span text:style-name="T36">und geprüft</text:span></text:p>
            <draw:enhanced-geometry draw:mirror-horizontal="false" draw:mirror-vertical="false" svg:viewBox="0 0 4039 14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0" draw:text-style-name="P1" draw:layer="layout" svg:x1="2.896cm" svg:y1="10.434cm" svg:x2="16.098cm" svg:y2="10.434cm">
            <text:p/>
          </draw:line>
        </draw:g>
        <draw:custom-shape draw:name="Rectangle 3" draw:style-name="gr7" draw:text-style-name="P1" draw:layer="layout" svg:width="22.008cm" svg:height="5.538cm" svg:x="1.693cm" svg:y="3.387cm">
          <text:list text:style-name="L11">
            <text:list-item>
              <text:p text:style-name="P21"><text:span text:style-name="T5">Bei x86-Architektur</text:span></text:p>
            </text:list-item>
          </text:list>
          <text:p text:style-name="P21"><text:span text:style-name="T5"/></text:p>
          <draw:enhanced-geometry draw:mirror-horizontal="false" draw:mirror-vertical="false" svg:viewBox="0 0 22009 553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eiterführung der Idee" draw:style-name="dp1" draw:master-page-name="Titel_20_und_20_Inhalt" presentation:presentation-page-layout-name="AL2T11" xml:id="id30" draw:id="id30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<text:line-break/></text:span><text:span text:style-name="T9">Weiterführung der Idee</text:span></text:p>
          </draw:text-box>
        </draw:frame>
        <draw:frame draw:name="Rectangle 3" presentation:style-name="pr6" draw:text-style-name="P1" draw:layer="layout" svg:width="22.008cm" svg:height="3.738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17">Idee eines VMI = Virtual Machine Interface als Schnittstelle zu einem Mikrokern (API mit Hypervisor-Befehlen)</text:span></text:p>
              </text:list-item>
              <text:list-item>
                <text:p text:style-name="P21"><text:span text:style-name="T17">Hypervisor-Konzepte und Paravirtialisierung immer schwerer abzugrenzen</text:span></text:p>
              </text:list-item>
            </text:list>
          </draw:text-box>
        </draw:frame>
        <draw:custom-shape draw:name="Rechteck 6" draw:style-name="gr12" draw:text-style-name="P1" draw:layer="layout" svg:width="5.004cm" svg:height="1.203cm" svg:x="2.496cm" svg:y="16.822cm">
          <text:p text:style-name="P11"><text:span text:style-name="T17">Hardware</text:span></text:p>
          <draw:enhanced-geometry draw:mirror-horizontal="false" draw:mirror-vertical="false" svg:viewBox="0 0 5005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823cm" svg:height="6.203cm" svg:x="2.5cm" svg:y="8.223cm">
          <text:p text:style-name="P11"><text:span text:style-name="T17">VM</text:span></text:p>
          <draw:enhanced-geometry draw:mirror-horizontal="false" draw:mirror-vertical="false" svg:viewBox="0 0 4824 6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197cm" svg:height="1cm" svg:x="2.866cm" svg:y="10.626cm">
          <text:p text:style-name="P11"><text:span text:style-name="T17">VMI Linux</text:span></text:p>
          <draw:enhanced-geometry draw:mirror-horizontal="false" draw:mirror-vertical="false" svg:viewBox="0 0 41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2.866cm" svg:y="9.621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5.401cm" svg:y="9.42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4.066cm" svg:y="9.625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3.365cm" svg:height="1.435cm" svg:x="20.546cm" svg:y="16.624cm">
          <text:p text:style-name="P11"><text:span text:style-name="T26">Quelle: </text:span></text:p>
          <text:p text:style-name="P11"><text:span text:style-name="T26">Tanenbaum</text:span></text:p>
          <draw:enhanced-geometry draw:mirror-horizontal="false" draw:mirror-vertical="false" svg:viewBox="0 0 336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1" draw:layer="layout" svg:width="4.201cm" svg:height="2.199cm" svg:x="2.897cm" svg:y="11.826cm">
          <text:p text:style-name="P11"><text:span text:style-name="T25">VMI Linux </text:span></text:p>
          <text:p text:style-name="P11"><text:span text:style-name="T25">HW-Interface-</text:span></text:p>
          <text:p text:style-name="P11"><text:span text:style-name="T25">Library</text:span></text:p>
          <draw:enhanced-geometry draw:mirror-horizontal="false" draw:mirror-vertical="false" svg:viewBox="0 0 4202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1" draw:layer="layout" svg:width="5cm" svg:height="1.203cm" svg:x="8.899cm" svg:y="16.826cm">
          <text:p text:style-name="P11"><text:span text:style-name="T17">Hardware</text:span></text:p>
          <draw:enhanced-geometry draw:mirror-horizontal="false" draw:mirror-vertical="false" svg:viewBox="0 0 50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1" draw:layer="layout" svg:width="5cm" svg:height="1.203cm" svg:x="8.899cm" svg:y="15.627cm">
          <text:p text:style-name="P11"><text:span text:style-name="T17">VMware</text:span></text:p>
          <draw:enhanced-geometry draw:mirror-horizontal="false" draw:mirror-vertical="false" svg:viewBox="0 0 50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28" draw:layer="layout" svg:width="0.001cm" svg:height="2.799cm" svg:x="4.899cm" svg:y="14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6" draw:text-style-name="P1" draw:layer="layout" svg:width="3.999cm" svg:height="2.027cm" svg:x="1.499cm" svg:y="14.626cm">
          <text:p text:style-name="P11"><text:span text:style-name="T26">Sensitive Befehle direkt an HW</text:span></text:p>
          <draw:enhanced-geometry draw:mirror-horizontal="false" draw:mirror-vertical="false" svg:viewBox="0 0 4000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823cm" svg:height="6.203cm" svg:x="8.877cm" svg:y="8.223cm">
          <text:p text:style-name="P11"><text:span text:style-name="T17">VM</text:span></text:p>
          <draw:enhanced-geometry draw:mirror-horizontal="false" draw:mirror-vertical="false" svg:viewBox="0 0 4824 6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201cm" svg:height="1cm" svg:x="9.243cm" svg:y="10.626cm">
          <text:p text:style-name="P11"><text:span text:style-name="T17">VMI Linux</text:span></text:p>
          <draw:enhanced-geometry draw:mirror-horizontal="false" draw:mirror-vertical="false" svg:viewBox="0 0 42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9.243cm" svg:y="9.621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11.778cm" svg:y="9.42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10.442cm" svg:y="9.625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1" draw:layer="layout" svg:width="4.197cm" svg:height="2.199cm" svg:x="9.278cm" svg:y="11.826cm">
          <text:p text:style-name="P11"><text:span text:style-name="T25">VMI Linux </text:span></text:p>
          <text:p text:style-name="P11"><text:span text:style-name="T25">VMware-</text:span></text:p>
          <text:p text:style-name="P11"><text:span text:style-name="T25">Library</text:span></text:p>
          <draw:enhanced-geometry draw:mirror-horizontal="false" draw:mirror-vertical="false" svg:viewBox="0 0 4198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28" draw:layer="layout" svg:width="0.021cm" svg:height="1.6cm" svg:x="11.377cm" svg:y="14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hteck 6" draw:style-name="gr12" draw:text-style-name="P1" draw:layer="layout" svg:width="5.004cm" svg:height="1.203cm" svg:x="15.297cm" svg:y="16.826cm">
          <text:p text:style-name="P11"><text:span text:style-name="T17">Hardware</text:span></text:p>
          <draw:enhanced-geometry draw:mirror-horizontal="false" draw:mirror-vertical="false" svg:viewBox="0 0 5005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1" draw:layer="layout" svg:width="5.004cm" svg:height="1.203cm" svg:x="15.297cm" svg:y="15.627cm">
          <text:p text:style-name="P11"><text:span text:style-name="T17">Xen</text:span></text:p>
          <draw:enhanced-geometry draw:mirror-horizontal="false" draw:mirror-vertical="false" svg:viewBox="0 0 5005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823cm" svg:height="6.203cm" svg:x="15.275cm" svg:y="8.223cm">
          <text:p text:style-name="P11"><text:span text:style-name="T17">VM</text:span></text:p>
          <draw:enhanced-geometry draw:mirror-horizontal="false" draw:mirror-vertical="false" svg:viewBox="0 0 4824 6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201cm" svg:height="1cm" svg:x="15.641cm" svg:y="10.626cm">
          <text:p text:style-name="P11"><text:span text:style-name="T17">VMI Linux</text:span></text:p>
          <draw:enhanced-geometry draw:mirror-horizontal="false" draw:mirror-vertical="false" svg:viewBox="0 0 42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15.641cm" svg:y="9.621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18.176cm" svg:y="9.42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0.996cm" svg:height="0.802cm" svg:x="16.845cm" svg:y="9.625cm">
          <text:p text:style-name="P11"><text:span text:style-name="T26">A2</text:span></text:p>
          <draw:enhanced-geometry draw:mirror-horizontal="false" draw:mirror-vertical="false" svg:viewBox="0 0 997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1" draw:layer="layout" svg:width="4.201cm" svg:height="2.199cm" svg:x="15.677cm" svg:y="11.826cm">
          <text:p text:style-name="P11"><text:span text:style-name="T25">VMI Linux </text:span></text:p>
          <text:p text:style-name="P11"><text:span text:style-name="T25">Xen-</text:span></text:p>
          <text:p text:style-name="P11"><text:span text:style-name="T25">Library</text:span></text:p>
          <draw:enhanced-geometry draw:mirror-horizontal="false" draw:mirror-vertical="false" svg:viewBox="0 0 4202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28" draw:layer="layout" svg:width="0.025cm" svg:height="1.6cm" svg:x="17.776cm" svg:y="14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6" draw:text-style-name="P1" draw:layer="layout" svg:width="3.999cm" svg:height="3.209cm" svg:x="20.501cm" svg:y="12.624cm">
          <text:p text:style-name="P11"><text:span text:style-name="T26">Hypervisor-Aufruf (keine sensitiven Befehle mehr)</text:span></text:p>
          <draw:enhanced-geometry draw:mirror-horizontal="false" draw:mirror-vertical="false" svg:viewBox="0 0 4000 3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8" draw:style-name="gr23" draw:text-style-name="P28" draw:layer="layout" svg:x1="20.5cm" svg:y1="14.824cm" svg:x2="11.5cm" svg:y2="14.824cm">
          <text:p/>
        </draw:line>
        <draw:line draw:name="Gerade Verbindung 59" draw:style-name="gr23" draw:text-style-name="P28" draw:layer="layout" svg:x1="20.5cm" svg:y1="14.824cm" svg:x2="17.899cm" svg:y2="15.225cm">
          <text:p/>
        </draw:line>
        <anim:par presentation:node-type="timing-root">
          <anim:par smil:begin="id30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allbeispiel: &#10;KVM – Kernel Virtual Machine unter Linux" draw:style-name="dp1" draw:master-page-name="Titel_20_und_20_Inhalt" presentation:presentation-page-layout-name="AL2T11" xml:id="id31" draw:id="id3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Fallbeispiel: </text:span><text:span text:style-name="T9"><text:line-break/></text:span><text:span text:style-name="T9">KVM – Kernel Virtual Machine unter Linux</text:span></text:p>
          </draw:text-box>
        </draw:frame>
        <draw:frame draw:name="Rectangle 3" presentation:style-name="pr6" draw:text-style-name="P35" draw:layer="layout" svg:width="22.603cm" svg:height="4.537cm" svg:x="1.698cm" svg:y="3.387cm" presentation:class="outline" presentation:user-transformed="true">
          <draw:text-box>
            <text:list text:style-name="L6">
              <text:list-item>
                <text:p text:style-name="P36"><text:span text:style-name="T19">KVM ist ein Modul des Linux-Kerns </text:span><text:span text:style-name="T24"></text:span><text:span text:style-name="T19"> </text:span><text:span text:style-name="T20">Linux-Kern ist Hypervisor</text:span></text:p>
              </text:list-item>
              <text:list-item>
                <text:p text:style-name="P36"><text:span text:style-name="T19">Voraussetzung: Prozessor unterstützt Virtualisierungstechnik</text:span></text:p>
              </text:list-item>
              <text:list-item>
                <text:p text:style-name="P36"><text:span text:style-name="T19">Special Device </text:span><text:span text:style-name="T20">/dev/kvm </text:span><text:span text:style-name="T19">dient der Virtualisierung des Speichers</text:span></text:p>
              </text:list-item>
              <text:list-item>
                <text:p text:style-name="P36"><text:span text:style-name="T20">QEMU</text:span><text:span text:style-name="T19">-Prozess wickelt I/O-Befehle <text:s/>ab</text:span></text:p>
              </text:list-item>
            </text:list>
          </draw:text-box>
        </draw:frame>
        <draw:custom-shape draw:name="Rechteck 6" draw:style-name="gr12" draw:text-style-name="P1" draw:layer="layout" svg:width="13.405cm" svg:height="1.203cm" svg:x="2.672cm" svg:y="16.122cm">
          <text:p text:style-name="P11"><text:span text:style-name="T17">Hardware</text:span></text:p>
          <draw:enhanced-geometry draw:mirror-horizontal="false" draw:mirror-vertical="false" svg:viewBox="0 0 13406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823cm" svg:height="5.401cm" svg:x="2.677cm" svg:y="8.524cm">
          <text:p text:style-name="P11"><text:span text:style-name="T17">VM</text:span></text:p>
          <draw:enhanced-geometry draw:mirror-horizontal="false" draw:mirror-vertical="false" svg:viewBox="0 0 4824 5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197cm" svg:height="2.601cm" svg:x="3.074cm" svg:y="10.927cm">
          <text:p text:style-name="P11"><text:span text:style-name="T17">Gast BS</text:span></text:p>
          <draw:enhanced-geometry draw:mirror-horizontal="false" draw:mirror-vertical="false" svg:viewBox="0 0 4198 2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3.043cm" svg:y="9.922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5.577cm" svg:y="9.723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4.242cm" svg:y="9.926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6" draw:text-style-name="P1" draw:layer="layout" svg:width="3.999cm" svg:height="1.435cm" svg:x="9.278cm" svg:y="10.526cm">
          <text:p text:style-name="P11"><text:span text:style-name="T26">Eigener Linux-Prozess</text:span></text:p>
          <draw:enhanced-geometry draw:mirror-horizontal="false" draw:mirror-vertical="false" svg:viewBox="0 0 40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1" draw:layer="layout" svg:width="13.4cm" svg:height="1.203cm" svg:x="2.677cm" svg:y="14.724cm">
          <text:p text:style-name="P11"><text:span text:style-name="T17">Hypervisor (Linux Kern)</text:span></text:p>
          <draw:enhanced-geometry draw:mirror-horizontal="false" draw:mirror-vertical="false" svg:viewBox="0 0 134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24" draw:text-style-name="P1" draw:layer="layout" svg:width="2.596cm" svg:height="0.802cm" svg:x="2.677cm" svg:y="14.724cm">
          <text:p text:style-name="P37"><text:span text:style-name="T26">/dev/kvm</text:span></text:p>
          <draw:enhanced-geometry draw:mirror-horizontal="false" draw:mirror-vertical="false" svg:viewBox="0 0 2597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823cm" svg:height="2.001cm" svg:x="11.276cm" svg:y="11.924cm">
          <text:p text:style-name="P11"><text:span text:style-name="T19">Normale </text:span></text:p>
          <text:p text:style-name="P11"><text:span text:style-name="T19">Anwendung</text:span></text:p>
          <draw:enhanced-geometry draw:mirror-horizontal="false" draw:mirror-vertical="false" svg:viewBox="0 0 4824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24" draw:text-style-name="P1" draw:layer="layout" svg:width="2.001cm" svg:height="0.802cm" svg:x="5.274cm" svg:y="12.726cm">
          <text:p text:style-name="P37"><text:span text:style-name="T26">QEMU</text:span></text:p>
          <draw:enhanced-geometry draw:mirror-horizontal="false" draw:mirror-vertical="false" svg:viewBox="0 0 2002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6" draw:style-name="gr14" draw:text-style-name="P28" draw:layer="layout" svg:width="0.012cm" svg:height="0.797cm" svg:x="5.076cm" svg:y="13.9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47" draw:style-name="gr14" draw:text-style-name="P28" draw:layer="layout" svg:width="0.012cm" svg:height="0.797cm" svg:x="13.675cm" svg:y="13.9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schweifte Klammer rechts 48" draw:style-name="gr25" draw:text-style-name="P1" draw:layer="layout" svg:width="1cm" svg:height="5.401cm" svg:x="8.074cm" svg:y="8.524cm">
          <text:p text:style-name="P11"><text:span text:style-name="T5"/></text:p>
          <draw:enhanced-geometry draw:mirror-horizontal="false" draw:mirror-vertical="false" svg:viewBox="0 0 1001 5402" draw:text-areas="0 ?f15 ?f14 ?f16" draw:type="ooxml-rightBrace" draw:modifiers="832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feld 21" draw:style-name="gr16" draw:text-style-name="P1" draw:layer="layout" svg:width="5.599cm" svg:height="1.435cm" svg:x="17.899cm" svg:y="14.526cm">
          <text:p text:style-name="P11"><text:span text:style-name="T26">Hypervisor per Kernel-Konfiguration</text:span></text:p>
          <draw:enhanced-geometry draw:mirror-horizontal="false" draw:mirror-vertical="false" svg:viewBox="0 0 56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1" draw:style-name="gr26" draw:text-style-name="P28" draw:layer="layout" svg:x1="17.7cm" svg:y1="15.323cm" svg:x2="16.077cm" svg:y2="15.328cm">
          <text:p/>
        </draw:line>
        <anim:par presentation:node-type="timing-root">
          <anim:par smil:begin="id31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 xml:id="id32" draw:id="id32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5">Grundbegriffe</text:span></text:p>
            </text:list-item>
            <text:list-item>
              <text:p text:style-name="P16"><text:span text:style-name="T5">Virtualisierbarkeit von Hardware</text:span></text:p>
            </text:list-item>
            <text:list-item>
              <text:p text:style-name="P16"><text:span text:style-name="T5">Varianten der Virtualisierung</text:span></text:p>
            </text:list-item>
            <text:list-item>
              <text:p text:style-name="P16"><text:span text:style-name="T1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anim:par presentation:node-type="timing-root">
          <anim:par smil:begin="id32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Interruptverarbeitung und Gerätesteuerung" draw:style-name="dp1" draw:master-page-name="Titel_20_und_20_Inhalt" presentation:presentation-page-layout-name="AL2T11" xml:id="id33" draw:id="id33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Interruptverarbeitung und Gerätesteu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2.526cm" svg:x="1.905cm" svg:y="3.598cm" presentation:class="outline" presentation:user-transformed="true">
          <draw:text-box>
            <text:list text:style-name="L6">
              <text:list-item>
                <text:p text:style-name="P24"><text:span text:style-name="T5">Hypervisor ist in der Rolle des </text:span><text:span text:style-name="T15">Multiplexers</text:span><text:span text:style-name="T5"> für Interruptbearbeitung</text:span></text:p>
              </text:list-item>
              <text:list-item>
                <text:p text:style-name="P24"><text:span text:style-name="T5">Xen Hypervisor: Privilegierte VM greift auf Geräte mit </text:span><text:span text:style-name="T15">realen Treibern </text:span><text:span text:style-name="T5">zu und kommuniziert mit virtuellen Treibern <text:s/>in den VMs</text:span></text:p>
              </text:list-item>
            </text:list>
            <text:p text:style-name="P24"><text:span text:style-name="T38"/></text:p>
            <text:p text:style-name="P24"><text:span text:style-name="T5"/></text:p>
          </draw:text-box>
        </draw:frame>
        <draw:g draw:name="Gruppieren 19">
          <draw:custom-shape draw:name="Rechteck 1" draw:style-name="gr12" draw:text-style-name="P1" draw:layer="layout" svg:width="10.402cm" svg:height="1.571cm" svg:x="7.188cm" svg:y="15.154cm">
            <text:p text:style-name="P11"><text:span text:style-name="T19">Interrupt </text:span></text:p>
            <text:p text:style-name="P11"><text:span text:style-name="T19">Controller</text:span></text:p>
            <draw:enhanced-geometry draw:mirror-horizontal="false" draw:mirror-vertical="false" svg:viewBox="0 0 10403 157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" draw:style-name="gr12" draw:text-style-name="P1" draw:layer="layout" svg:width="10.402cm" svg:height="1.222cm" svg:x="7.188cm" svg:y="12.585cm">
            <text:p text:style-name="P11"><text:span text:style-name="T19">Hypervisor</text:span></text:p>
            <draw:enhanced-geometry draw:mirror-horizontal="false" draw:mirror-vertical="false" svg:viewBox="0 0 10403 12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1" draw:layer="layout" svg:width="3.4cm" svg:height="1.107cm" svg:x="6.698cm" svg:y="9.965cm">
            <text:p text:style-name="P11"><text:span text:style-name="T19">VM1</text:span></text:p>
            <draw:enhanced-geometry draw:mirror-horizontal="false" draw:mirror-vertical="false" svg:viewBox="0 0 3401 110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" draw:style-name="gr12" draw:text-style-name="P1" draw:layer="layout" svg:width="3.4cm" svg:height="1.081cm" svg:x="10.523cm" svg:y="9.991cm">
            <text:p text:style-name="P11"><text:span text:style-name="T19">VM2</text:span></text:p>
            <draw:enhanced-geometry draw:mirror-horizontal="false" draw:mirror-vertical="false" svg:viewBox="0 0 3401 10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0" draw:style-name="gr12" draw:text-style-name="P1" draw:layer="layout" svg:width="3.4cm" svg:height="1.08cm" svg:x="14.19cm" svg:y="9.992cm">
            <text:p text:style-name="P11"><text:span text:style-name="T19">VM3</text:span></text:p>
            <draw:enhanced-geometry draw:mirror-horizontal="false" draw:mirror-vertical="false" svg:viewBox="0 0 3401 10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2" draw:style-name="gr15" draw:text-style-name="P1" draw:layer="layout" svg:width="1.346cm" svg:height="1.265cm" svg:x="17.885cm" svg:y="9.953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" draw:style-name="gr14" draw:text-style-name="P28" draw:layer="layout" svg:width="0.001cm" svg:height="1.344cm" svg:x="12.39cm" svg:y="13.80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Gewinkelte Verbindung 6" draw:style-name="gr14" draw:text-style-name="P28" draw:layer="layout" svg:width="1.512cm" svg:height="3.99cm" draw:transform="rotate (1.5707963267949) translate (8.399cm 12.585cm)">
            <text:p/>
            <draw:enhanced-geometry draw:mirror-horizontal="false" draw:mirror-vertical="true" svg:viewBox="0 0 1513 3991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12" draw:style-name="gr14" draw:text-style-name="P28" draw:layer="layout" svg:width="1.512cm" svg:height="0.001cm" draw:transform="rotate (-1.5707963267949) translate (12.386cm 11.073cm)">
            <text:p/>
            <draw:enhanced-geometry draw:mirror-horizontal="true" draw:mirror-vertical="true" svg:viewBox="0 0 1513 2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14" draw:style-name="gr14" draw:text-style-name="P28" draw:layer="layout" svg:width="1.512cm" svg:height="3.5cm" draw:transform="rotate (-1.5707963267949) translate (15.89cm 11.073cm)">
            <text:p/>
            <draw:enhanced-geometry draw:mirror-horizontal="true" draw:mirror-vertical="true" svg:viewBox="0 0 1513 3501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Textfeld 20" draw:style-name="gr15" draw:text-style-name="P1" draw:layer="layout" svg:width="3.293cm" svg:height="1.011cm" svg:x="18.979cm" svg:y="15.708cm">
            <text:p text:style-name="P11"><text:span text:style-name="T19">Interrupt</text:span></text:p>
            <draw:enhanced-geometry draw:mirror-horizontal="false" draw:mirror-vertical="false" svg:viewBox="0 0 3294 10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6" draw:style-name="gr14" draw:text-style-name="P28" draw:layer="layout" svg:width="0.034cm" svg:height="0.034cm" svg:x="17.591cm" svg:y="15.94cm">
            <text:p/>
            <draw:enhanced-geometry draw:mirror-horizontal="false" draw:mirror-vertical="false" svg:viewBox="0 0 35 35" draw:text-areas="0 0 ?f2 ?f3" draw:type="ooxml-bentConnector3" draw:modifiers="18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Textfeld 25" draw:style-name="gr15" draw:text-style-name="P1" draw:layer="layout" svg:width="1.625cm" svg:height="1.011cm" svg:x="13.327cm" svg:y="13.953cm">
            <text:p text:style-name="P11"><text:span text:style-name="T19">IRQ</text:span></text:p>
            <draw:enhanced-geometry draw:mirror-horizontal="false" draw:mirror-vertical="false" svg:viewBox="0 0 1626 10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par smil:begin="id33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PU-Scheduling" draw:style-name="dp1" draw:master-page-name="Titel_20_und_20_Inhalt" presentation:presentation-page-layout-name="AL2T11" xml:id="id34" draw:id="id34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CPU-Scheduli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2.724cm" svg:x="2.099cm" svg:y="3.726cm" presentation:class="outline" presentation:user-transformed="true">
          <draw:text-box>
            <text:list text:style-name="L6">
              <text:list-item>
                <text:p text:style-name="P24"><text:span text:style-name="T28">SEDF-Scheduler</text:span><text:span text:style-name="T21">: SEDF steht für </text:span><text:span text:style-name="T31">Simple Earliest Deadline First </text:span><text:span text:style-name="T39"></text:span><text:span text:style-name="T31"> </text:span><text:span text:style-name="T21">alt</text:span></text:p>
              </text:list-item>
              <text:list-item>
                <text:p text:style-name="P24"><text:span text:style-name="T28">Credit-Scheduler:</text:span><text:span text:style-name="T21"> Jeder vCPU wird initial ein Kredit gewährt, der zeitgesteuert reduziert wird</text:span></text:p>
              </text:list-item>
              <text:list-item>
                <text:p text:style-name="P24"><text:span text:style-name="T28">Co-Scheduling: </text:span><text:span text:style-name="T31">für virtuelle Multiprozessoren 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9">streng</text:span></text:p>
                  </text:list-item>
                  <text:list-item>
                    <text:p text:style-name="P20"><text:span text:style-name="T19">relaxed</text:span></text:p>
                  </text:list-item>
                </text:list>
              </text:list-item>
            </text:list>
          </draw:text-box>
        </draw:frame>
        <draw:custom-shape draw:name="Rectangle 2" draw:style-name="gr17" draw:text-style-name="P1" draw:layer="layout" svg:width="25.399cm" svg:height="1.269cm" svg:x="0cm" svg:y="0cm">
          <text:p text:style-name="P11"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5.593cm" svg:height="6.985cm" svg:x="8.467cm" svg:y="10.513cm">
          <draw:image xlink:href="Pictures/200002290000137B000008C6478DF0F9.wmf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uptspeicherverwaltung" draw:style-name="dp1" draw:master-page-name="Titel_20_und_20_Inhalt" presentation:presentation-page-layout-name="AL2T11" xml:id="id35" draw:id="id35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Hauptspeicherverwalt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6.724cm" svg:x="1.905cm" svg:y="3.325cm" presentation:class="outline" presentation:user-transformed="true">
          <draw:text-box>
            <text:list text:style-name="L6">
              <text:list-item>
                <text:p text:style-name="P38"><text:span text:style-name="T5">Abbildung: Virtuelle Adresse </text:span><text:span text:style-name="T34"></text:span><text:span text:style-name="T5"> reale Adresse </text:span><text:span text:style-name="T34"></text:span><text:span text:style-name="T5"> physikalische Adresse </text:span></text:p>
              </text:list-item>
              <text:list-item>
                <text:p text:style-name="P38"><text:span text:style-name="T15">Schattentabellen</text:span></text:p>
              </text:list-item>
              <text:list-item>
                <text:p text:style-name="P38"><text:span text:style-name="T28">Extended Page Tables (</text:span><text:span text:style-name="T21">EPT) bei Intel in der MMU</text:span></text:p>
              </text:list-item>
              <text:list-item>
                <text:p text:style-name="P38"><text:span text:style-name="T5">Weiterer Mechanismus: </text:span><text:span text:style-name="T15">Ballooning</text:span></text:p>
              </text:list-item>
            </text:list>
            <text:p text:style-name="P38"><text:span text:style-name="T38"/></text:p>
            <text:p text:style-name="P39"><text:span text:style-name="T5"/></text:p>
          </draw:text-box>
        </draw:frame>
        <draw:custom-shape draw:name="Rectangle 2" draw:style-name="gr17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0.638cm" svg:height="7.973cm" svg:x="2.364cm" svg:y="9.525cm">
          <draw:image xlink:href="Pictures/200000950000A44000003F7357455B72.wmf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 / Anmerkungen Virtualisierung" draw:style-name="dp1" draw:master-page-name="Titel_20_und_20_Inhalt" presentation:presentation-page-layout-name="AL2T11" xml:id="id36" draw:id="id36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Zusammenfassung / Anmerkungen Virtualisierung</text:span></text:p>
          </draw:text-box>
        </draw:frame>
        <draw:frame draw:name="Rectangle 3" presentation:style-name="pr6" draw:text-style-name="P1" draw:layer="layout" svg:width="21.589cm" svg:height="13.338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5">Viele Varianten möglich, Grenzen verschwinden</text:span></text:p>
              </text:list-item>
              <text:list-item>
                <text:p text:style-name="P24"><text:span text:style-name="T5">Paravirtualisierung und Hardwarevirtualisierung </text:span><text:span text:style-name="T15">gewinnen</text:span><text:span text:style-name="T5"> </text:span><text:span text:style-name="T15">an Bedeutung</text:span></text:p>
              </text:list-item>
              <text:list-item>
                <text:p text:style-name="P24"><text:span text:style-name="T15">Sicherheit ein Thema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9">Z.B. VMware ESXi, kleine Virtualisierungs-Appliance (32 MB) zur Reduzierung von Angriffen</text:span></text:p>
                  </text:list-item>
                </text:list>
              </text:list-item>
              <text:list-item>
                <text:p text:style-name="P24"><text:span text:style-name="T5">Virtualisierung ist wichtig für Cloud Computing</text:span></text:p>
                <text:list>
                  <text:list-item>
                    <text:p text:style-name="P20"><text:span text:style-name="T19">Cloud Computing nutzt virtuelle Maschinen zur Abschottung untereinander und für die Skalierung</text:span></text:p>
                  </text:list-item>
                </text:list>
              </text:list-item>
              <text:list-item>
                <text:p text:style-name="P24"><text:span text:style-name="T5">Wichtig: Für den Betrieb sind </text:span><text:span text:style-name="T15">Management-instrumente</text:span><text:span text:style-name="T5"> zur Administration erforderlich</text:span></text:p>
              </text:list-item>
            </text:list>
            <text:p text:style-name="P24"><text:span text:style-name="T5"/></text:p>
            <text:p text:style-name="P31"><text:span text:style-name="T17"/></text:p>
          </draw:text-box>
        </draw:frame>
        <anim:par presentation:node-type="timing-root">
          <anim:par smil:begin="id3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 xml:id="id37" draw:id="id37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draw:custom-shape draw:name="Rectangle 7" draw:style-name="gr7" draw:text-style-name="P1" draw:layer="layout" svg:width="20.531cm" svg:height="13.122cm" svg:x="2.54cm" svg:y="4.022cm">
          <text:list text:style-name="L12">
            <text:list-item>
              <text:p text:style-name="P40"><text:span text:style-name="T10">Einführung in Computersysteme</text:span></text:p>
            </text:list-item>
            <text:list-item>
              <text:p text:style-name="P40"><text:span text:style-name="T10">Entwicklung von Betriebssystemen</text:span></text:p>
            </text:list-item>
            <text:list-item>
              <text:p text:style-name="P40"><text:span text:style-name="T10">Architekturansätze</text:span></text:p>
            </text:list-item>
            <text:list-item>
              <text:p text:style-name="P40"><text:span text:style-name="T11">Interruptverarbeitung in Betriebssystemen</text:span></text:p>
            </text:list-item>
            <text:list-item>
              <text:p text:style-name="P40"><text:span text:style-name="T11">Prozesse und Threads</text:span></text:p>
            </text:list-item>
            <text:list-item>
              <text:p text:style-name="P40"><text:span text:style-name="T10">CPU-Scheduling</text:span></text:p>
            </text:list-item>
            <text:list-item>
              <text:p text:style-name="P40"><text:span text:style-name="T11">Synchronisation und Kommunikation</text:span></text:p>
            </text:list-item>
            <text:list-item>
              <text:p text:style-name="P40"><text:span text:style-name="T11">Speicherverwaltung </text:span></text:p>
            </text:list-item>
            <text:list-item>
              <text:p text:style-name="P40"><text:span text:style-name="T11">Geräte- und Dateiverwaltung</text:span></text:p>
            </text:list-item>
            <text:list-item>
              <text:p text:style-name="P40"><text:span text:style-name="T11">Betriebssystemvirtualisierung</text:span></text:p>
            </text:list-item>
          </text:list>
          <text:p text:style-name="P40"><text:span text:style-name="T11"/></text:p>
          <text:p text:style-name="P13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7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7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Wingdings" svg:font-family="Wingdings"/>
    <style:font-face style:name="Arial3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2.116cm" svg:x="1.905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2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1.646cm" svg:height="2.116cm" svg:x="1.905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7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dc:creator>Tomas Pospisek</dc:creator>
    <meta:editing-cycles>1438</meta:editing-cycles>
    <meta:print-date>1999-04-08T16:15:23</meta:print-date>
    <meta:creation-date>1997-06-07T14:48:20</meta:creation-date>
    <dc:date>2015-01-26T00:06:53.553040065</dc:date>
    <meta:editing-duration>PT11M39S</meta:editing-duration>
    <meta:generator>LibreOffice/4.3.3.2$Linux_X86_64 LibreOffice_project/430m0$Build-2</meta:generator>
    <meta:document-statistic meta:object-count="59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7</meta:user-defined>
    <meta:template xlink:type="simple" xlink:actuate="onRequest" xlink:title="D:\Programme\Microsoft Office\Templates\Presentation Designs\Übergänge.pot" xlink:href=""/>
  </office:meta>
</office:document-meta>
</file>